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4.71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6.735cm"/>
    </style:style>
    <style:style style:name="co22" style:family="table-column">
      <style:table-column-properties fo:break-before="auto" style:column-width="6.262cm"/>
    </style:style>
    <style:style style:name="co23" style:family="table-column">
      <style:table-column-properties fo:break-before="auto" style:column-width="1.478cm"/>
    </style:style>
    <style:style style:name="co24" style:family="table-column">
      <style:table-column-properties fo:break-before="auto" style:column-width="0.626cm"/>
    </style:style>
    <style:style style:name="co25" style:family="table-column">
      <style:table-column-properties fo:break-before="auto" style:column-width="5.373cm"/>
    </style:style>
    <style:style style:name="co26" style:family="table-column">
      <style:table-column-properties fo:break-before="auto" style:column-width="0.743cm"/>
    </style:style>
    <style:style style:name="co37" style:family="table-column">
      <style:table-column-properties fo:break-before="auto" style:column-width="0.771cm"/>
    </style:style>
    <style:style style:name="co38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514cm"/>
    </style:style>
    <style:style style:name="co39" style:family="table-column">
      <style:table-column-properties fo:break-before="auto" style:column-width="6.18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0.878cm"/>
    </style:style>
    <style:style style:name="co40" style:family="table-column">
      <style:table-column-properties fo:break-before="auto" style:column-width="2.432cm"/>
    </style:style>
    <style:style style:name="co41" style:family="table-column">
      <style:table-column-properties fo:break-before="auto" style:column-width="2.323cm"/>
    </style:style>
    <style:style style:name="co42" style:family="table-column">
      <style:table-column-properties fo:break-before="auto" style:column-width="1.097cm"/>
    </style:style>
    <style:style style:name="co33" style:family="table-column">
      <style:table-column-properties fo:break-before="auto" style:column-width="2.813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1.178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4.193cm"/>
    </style:style>
    <style:style style:name="co47" style:family="table-column">
      <style:table-column-properties fo:break-before="auto" style:column-width="3.593cm"/>
    </style:style>
    <style:style style:name="co48" style:family="table-column">
      <style:table-column-properties fo:break-before="auto" style:column-width="1.579cm"/>
    </style:style>
    <style:style style:name="co49" style:family="table-column">
      <style:table-column-properties fo:break-before="auto" style:column-width="1.207cm"/>
    </style:style>
    <style:style style:name="co50" style:family="table-column">
      <style:table-column-properties fo:break-before="auto" style:column-width="1.124cm"/>
    </style:style>
    <style:style style:name="co51" style:family="table-column">
      <style:table-column-properties fo:break-before="auto" style:column-width="1.443cm"/>
    </style:style>
    <style:style style:name="co52" style:family="table-column">
      <style:table-column-properties fo:break-before="auto" style:column-width="0.961cm"/>
    </style:style>
    <style:style style:name="co53" style:family="table-column">
      <style:table-column-properties fo:break-before="auto" style:column-width="0.734cm"/>
    </style:style>
    <style:style style:name="co54" style:family="table-column">
      <style:table-column-properties fo:break-before="auto" style:column-width="3.14cm"/>
    </style:style>
    <style:style style:name="co55" style:family="table-column">
      <style:table-column-properties fo:break-before="auto" style:column-width="7.47cm"/>
    </style:style>
    <style:style style:name="co56" style:family="table-column">
      <style:table-column-properties fo:break-before="auto" style:column-width="1.506cm"/>
    </style:style>
    <style:style style:name="co57" style:family="table-column">
      <style:table-column-properties fo:break-before="auto" style:column-width="2.731cm"/>
    </style:style>
    <style:style style:name="co58" style:family="table-column">
      <style:table-column-properties fo:break-before="auto" style:column-width="1.233cm"/>
    </style:style>
    <style:style style:name="co59" style:family="table-column">
      <style:table-column-properties fo:break-before="auto" style:column-width="3.785cm"/>
    </style:style>
    <style:style style:name="ro2" style:family="table-row">
      <style:table-row-properties style:row-height="0.631cm" fo:break-before="auto" style:use-optimal-row-height="false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2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42" style:family="table-cell" style:parent-style-name="Default">
      <style:text-properties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36"/>
    <style:style style:name="ce67" style:family="table-cell" style:parent-style-name="Default" style:data-style-name="N4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="0.74pt solid #000000"/>
      <style:text-properties fo:font-size="11pt" style:font-size-asian="11pt" style:font-size-complex="11pt"/>
      <style:map style:condition="is-true-formula([.$N2]=&quot;used&quot;)" style:apply-style-name="Warning" style:base-cell-address="Sheet1.A2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N2]=&quot;used&quot;)" style:apply-style-name="Warning" style:base-cell-address="Sheet1.A2"/>
    </style:style>
    <style:style style:name="ce3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N2]=&quot;used&quot;)" style:apply-style-name="Warning" style:base-cell-address="Sheet1.A2"/>
    </style:style>
    <style:style style:name="ce37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N2]=&quot;used&quot;)" style:apply-style-name="Warning" style:base-cell-address="Sheet1.A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0">
      <style:text-properties fo:font-size="12pt" style:font-size-asian="12pt" style:font-size-complex="12pt"/>
    </style:style>
    <style:style style:name="ce30" style:family="table-cell" style:parent-style-name="Default" style:data-style-name="N42"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36"/>
    <style:style style:name="ce71" style:family="table-cell" style:parent-style-name="Default" style:data-style-name="N4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5" table:default-cell-style-name="ce32"/>
        <table:table-column table:style-name="co45" table:default-cell-style-name="ce35"/>
        <table:table-column table:style-name="co2" table:default-cell-style-name="ce37"/>
        <table:table-column table:style-name="co46" table:default-cell-style-name="ce37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47" table:default-cell-style-name="ce37"/>
        <table:table-column table:style-name="co48" table:default-cell-style-name="ce37"/>
        <table:table-column table:style-name="co4" table:default-cell-style-name="ce37"/>
        <table:table-column table:style-name="co5" table:default-cell-style-name="ce16"/>
        <table:table-column table:style-name="co49" table:default-cell-style-name="ce16"/>
        <table:table-column table:style-name="co50" table:default-cell-style-name="ce16"/>
        <table:table-column table:style-name="co11" table:number-columns-repeated="1010" table:default-cell-style-name="ce32"/>
        <table:table-header-rows>
          <table:table-row table:style-name="ro1">
            <table:table-cell table:style-name="ce7" office:value-type="string" calcext:value-type="string">
              <text:p>log</text:p>
            </table:table-cell>
            <table:table-cell table:style-name="ce10" office:value-type="string" calcext:value-type="string">
              <text:p>#</text:p>
            </table:table-cell>
            <table:table-cell table:style-name="ce10" office:value-type="string" calcext:value-type="string">
              <text:p>Fish species</text:p>
            </table:table-cell>
            <table:table-cell table:style-name="ce10" office:value-type="string" calcext:value-type="string">
              <text:p>Fishing spot name</text:p>
            </table:table-cell>
            <table:table-cell table:style-name="ce10" office:value-type="string" calcext:value-type="string">
              <text:p>year</text:p>
            </table:table-cell>
            <table:table-cell table:style-name="ce10" office:value-type="string" calcext:value-type="string">
              <text:p>month</text:p>
            </table:table-cell>
            <table:table-cell table:style-name="ce10" office:value-type="string" calcext:value-type="string">
              <text:p>day</text:p>
            </table:table-cell>
            <table:table-cell table:style-name="ce10" office:value-type="string" calcext:value-type="string">
              <text:p>Pattern name</text:p>
            </table:table-cell>
            <table:table-cell table:style-name="ce10" office:value-type="string" calcext:value-type="string">
              <text:p>Pattern color</text:p>
            </table:table-cell>
            <table:table-cell table:style-name="ce10" office:value-type="string" calcext:value-type="string">
              <text:p>temp</text:p>
            </table:table-cell>
            <table:table-cell table:style-name="ce7" office:value-type="string" calcext:value-type="string">
              <text:p>Lake#</text:p>
            </table:table-cell>
            <table:table-cell table:style-name="ce7" office:value-type="string" calcext:value-type="string">
              <text:p>Flys#</text:p>
            </table:table-cell>
            <table:table-cell table:style-name="ce7" office:value-type="string" calcext:value-type="string">
              <text:p>fish#</text:p>
            </table:table-cell>
            <table:table-cell table:style-name="ce7"/>
            <table:table-cell table:style-name="ce17" table:number-columns-repeated="1009"/>
          </table:table-row>
        </table:table-header-rows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13" table:number-columns-repeated="2"/>
          <table:table-cell table:style-name="ce11" table:number-columns-repeated="3"/>
          <table:table-cell table:style-name="ce13" table:number-columns-repeated="3"/>
          <table:table-cell table:style-name="ce15" table:number-columns-repeated="3"/>
          <table:table-cell table:style-name="ce8" table:formula="of:=IF(COUNTIF([$working.B$1:$working.B$1048576];[.A2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hickakoo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Scud</text:p>
          </table:table-cell>
          <table:table-cell table:style-name="ce13" office:value-type="string" calcext:value-type="string">
            <text:p>Dun</text:p>
          </table:table-cell>
          <table:table-cell table:style-name="ce13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Mitchell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Blue Dun</text:p>
          </table:table-cell>
          <table:table-cell table:style-name="ce13" table:number-columns-repeated="2"/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Mitchell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Green Drake</text:p>
          </table:table-cell>
          <table:table-cell table:style-name="ce13" table:number-columns-repeated="2"/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Mitchell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Mosquito</text:p>
          </table:table-cell>
          <table:table-cell table:style-name="ce13" table:number-columns-repeated="2"/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Boyle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Star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249" calcext:value-type="float">
            <text:p>249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Dun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Doc Spratley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1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Brown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8" table:formula="of:=IF(COUNTIF([$working.B$1:$working.B$1048576];[.A1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16.5" calcext:value-type="float">
            <text:p>16.5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1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1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Gray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E/C Caddis</text:p>
          </table:table-cell>
          <table:table-cell table:style-name="ce13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Boulder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2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 office:value-type="string" calcext:value-type="string">
            <text:p>White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2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Blue-Winged Olive Parachute</text:p>
          </table:table-cell>
          <table:table-cell table:style-name="ce13"/>
          <table:table-cell table:style-name="ce13" office:value-type="float" office:value="12.5" calcext:value-type="float">
            <text:p>12.5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Boulder Lak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2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Attractor</text:p>
          </table:table-cell>
          <table:table-cell table:style-name="ce13" office:value-type="string" calcext:value-type="string">
            <text:p>Green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2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3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asse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Water Boatman</text:p>
          </table:table-cell>
          <table:table-cell table:style-name="ce13" office:value-type="string" calcext:value-type="string">
            <text:p>Peacock</text:p>
          </table:table-cell>
          <table:table-cell table:style-name="ce13" office:value-type="float" office:value="3.5" calcext:value-type="float">
            <text:p>3.5</text:p>
          </table:table-cell>
          <table:table-cell table:style-name="ce15" office:value-type="float" office:value="99" calcext:value-type="float">
            <text:p>9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3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Len Thompson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3.5" calcext:value-type="float">
            <text:p>3.5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3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Len Thompson Pond, AB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3.5" calcext:value-type="float">
            <text:p>3.5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3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Adams Parachute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6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Blob</text:p>
          </table:table-cell>
          <table:table-cell table:style-name="ce13" office:value-type="string" calcext:value-type="string">
            <text:p>Chartreuse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7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CDC Spinner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8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FAB</text:p>
          </table:table-cell>
          <table:table-cell table:style-name="ce13" office:value-type="string" calcext:value-type="string">
            <text:p>Chartreuse</text:p>
          </table:table-cell>
          <table:table-cell table:style-name="ce13" office:value-type="float" office:value="13" calcext:value-type="float">
            <text:p>13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39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0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Blob</text:p>
          </table:table-cell>
          <table:table-cell table:style-name="ce13" office:value-type="string" calcext:value-type="string">
            <text:p>Chartreuse</text:p>
          </table:table-cell>
          <table:table-cell table:style-name="ce13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1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Chironomid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2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Chironomid</text:p>
          </table:table-cell>
          <table:table-cell table:style-name="ce13" office:value-type="string" calcext:value-type="string">
            <text:p>Red</text:p>
          </table:table-cell>
          <table:table-cell table:style-name="ce13" office:value-type="float" office:value="14" calcext:value-type="float">
            <text:p>14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3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Cormorant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FAB</text:p>
          </table:table-cell>
          <table:table-cell table:style-name="ce13" office:value-type="string" calcext:value-type="string">
            <text:p>Orange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5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10.7" calcext:value-type="float">
            <text:p>10.7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6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Boyle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Prince Nymph</text:p>
          </table:table-cell>
          <table:table-cell table:style-name="ce13" table:number-columns-repeated="2"/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Grizzly Damsel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dams Parachute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4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Gold Ribbed Hare's Ear</text:p>
          </table:table-cell>
          <table:table-cell table:style-name="ce13"/>
          <table:table-cell table:style-name="ce13" office:value-type="float" office:value="16.9" calcext:value-type="float">
            <text:p>16.9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Gold Ribbed Hare's Ear</text:p>
          </table:table-cell>
          <table:table-cell table:style-name="ce13" office:value-type="string" calcext:value-type="string">
            <text:p>Red</text:p>
          </table:table-cell>
          <table:table-cell table:style-name="ce13" office:value-type="float" office:value="16.4" calcext:value-type="float">
            <text:p>16.4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1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Mosquito</text:p>
          </table:table-cell>
          <table:table-cell table:style-name="ce13"/>
          <table:table-cell table:style-name="ce13" office:value-type="float" office:value="16.4" calcext:value-type="float">
            <text:p>16.4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2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Pheasant Tail</text:p>
          </table:table-cell>
          <table:table-cell table:style-name="ce13"/>
          <table:table-cell table:style-name="ce13" office:value-type="float" office:value="18.5" calcext:value-type="float">
            <text:p>18.5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ermitage Park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Prince Nymph</text:p>
          </table:table-cell>
          <table:table-cell table:style-name="ce13" table:number-columns-repeated="2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4])&gt;0;&quot;used&quot;;&quot;not&quot;)" office:value-type="string" office:string-value="used" calcext:value-type="string">
            <text:p>used</text:p>
          </table:table-cell>
          <table:table-cell table:number-columns-repeated="1009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Nordegg Borrow Pit East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Dragon Fly</text:p>
          </table:table-cell>
          <table:table-cell table:style-name="ce13" office:value-type="string" calcext:value-type="string">
            <text:p>Olive</text:p>
          </table:table-cell>
          <table:table-cell table:style-name="ce13"/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Nordegg Borrow Pit East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Kazakawich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6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Nordegg Borrow Pit East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Water Boatman</text:p>
          </table:table-cell>
          <table:table-cell table:style-name="ce13" office:value-type="string" calcext:value-type="string">
            <text:p>Black</text:p>
          </table:table-cell>
          <table:table-cell table:style-name="ce13"/>
          <table:table-cell table:style-name="ce15" office:value-type="float" office:value="193" calcext:value-type="float">
            <text:p>19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8" table:formula="of:=IF(COUNTIF([$working.B$1:$working.B$1048576];[.A57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Struble Lake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Kazakawich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8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Twin Lakes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Emerger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7" calcext:value-type="float">
            <text:p>17</text:p>
          </table:table-cell>
          <table:table-cell table:style-name="ce15" office:value-type="float" office:value="266" calcext:value-type="float">
            <text:p>26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59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0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Dragon Fly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1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2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ainbow Trout</text:p>
          </table:table-cell>
          <table:table-cell table:style-name="ce13" office:value-type="string" calcext:value-type="string">
            <text:p>Hay Lakes (Telegraph Park)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COUNTIF([$working.B$1:$working.B$1048576];[.A63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Cardiff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Micro Leach</text:p>
          </table:table-cell>
          <table:table-cell table:style-name="ce13" office:value-type="string" calcext:value-type="string">
            <text:p>Black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64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Tiger trout</text:p>
          </table:table-cell>
          <table:table-cell table:style-name="ce13" office:value-type="string" calcext:value-type="string">
            <text:p>Fort Lions Community Fish Pond, AB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Dragon Fly</text:p>
          </table:table-cell>
          <table:table-cell table:style-name="ce13" office:value-type="string" calcext:value-type="string">
            <text:p>Olive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" calcext:value-type="float">
            <text:p>3</text:p>
          </table:table-cell>
          <table:table-cell table:style-name="ce8" table:formula="of:=IF(COUNTIF([$working.B$1:$working.B$1048576];[.A65])&gt;0;&quot;used&quot;;&quot;not&quot;)" office:value-type="string" office:string-value="not" calcext:value-type="string">
            <text:p>not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A2:Sheet1.N65">
            <calcext:condition calcext:apply-style-name="Warning" calcext:value="formula-is([.$N2]=&quot;used&quot;)" calcext:base-cell-address="Sheet1.A2"/>
          </calcext:conditional-format>
        </calcext:conditional-formats>
      </table:table>
      <table:table table:name="csv" table:style-name="ta1">
        <table:table-column table:style-name="co12" table:default-cell-style-name="ce35"/>
        <table:table-column table:style-name="co13" table:default-cell-style-name="ce37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4" table:default-cell-style-name="ce32"/>
        <table:table-column table:style-name="co20" table:default-cell-style-name="ce32"/>
        <table:table-column table:style-name="co11" table:number-columns-repeated="1014" table:default-cell-style-name="ce32"/>
        <table:table-row table:style-name="ro2">
          <table:table-cell table:style-name="ce41" office:value-type="string" calcext:value-type="string">
            <text:p>#</text:p>
          </table:table-cell>
          <table:table-cell table:style-name="ce44" office:value-type="string" calcext:value-type="string">
            <text:p>Fishing spot name</text:p>
          </table:table-cell>
          <table:table-cell table:style-name="ce41" office:value-type="string" calcext:value-type="string">
            <text:p>Date year</text:p>
          </table:table-cell>
          <table:table-cell table:style-name="ce41" office:value-type="string" calcext:value-type="string">
            <text:p>Date month</text:p>
          </table:table-cell>
          <table:table-cell table:style-name="ce41" office:value-type="string" calcext:value-type="string">
            <text:p>day</text:p>
          </table:table-cell>
          <table:table-cell table:style-name="ce44" office:value-type="string" calcext:value-type="string">
            <text:p>Pattern name</text:p>
          </table:table-cell>
          <table:table-cell table:style-name="ce44" office:value-type="string" calcext:value-type="string">
            <text:p>Pattern color</text:p>
          </table:table-cell>
          <table:table-cell table:style-name="ce44" office:value-type="string" calcext:value-type="string">
            <text:p><text:s/>temp</text:p>
          </table:table-cell>
          <table:table-cell table:style-name="ce48" office:value-type="string" calcext:value-type="string">
            <text:p>Lake</text:p>
          </table:table-cell>
          <table:table-cell table:style-name="ce48" office:value-type="string" calcext:value-type="string">
            <text:p>Fish</text:p>
          </table:table-cell>
          <table:table-cell office:value-type="string" calcext:value-type="string">
            <text:p>fly</text:p>
          </table:table-cell>
          <table:table-cell table:number-columns-repeated="1013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hickakoo Lak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Mitchell Lak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Blue Dun</text:p>
          </table:table-cell>
          <table:table-cell table:style-name="ce46" office:value-type="string" calcext:value-type="string">
            <text:p>blue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Mitchell Lak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Green Drake</text:p>
          </table:table-cell>
          <table:table-cell table:style-name="ce46" table:number-columns-repeated="2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Mitchell Lak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Mosquito</text:p>
          </table:table-cell>
          <table:table-cell table:style-name="ce46" table:number-columns-repeated="2"/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Scud</text:p>
          </table:table-cell>
          <table:table-cell table:style-name="ce46" office:value-type="string" calcext:value-type="string">
            <text:p>Dun</text:p>
          </table:table-cell>
          <table:table-cell table:style-name="ce46"/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Boyle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Star Lak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table:number-columns-repeated="2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Dun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6" office:value-type="string" calcext:value-type="string">
            <text:p>Doc Spratley</text:p>
          </table:table-cell>
          <table:table-cell table:style-name="ce46" office:value-type="string" calcext:value-type="string">
            <text:p>Red</text:p>
          </table:table-cell>
          <table:table-cell table:style-name="ce46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table:number-columns-repeated="2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Gray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 office:value-type="string" calcext:value-type="string">
            <text:p>Olive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Blue-Winged Olive Parachute</text:p>
          </table:table-cell>
          <table:table-cell table:style-name="ce46" office:value-type="string" calcext:value-type="string">
            <text:p>blue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Blue-Winged Olive Parachute</text:p>
          </table:table-cell>
          <table:table-cell table:style-name="ce46" office:value-type="string" calcext:value-type="string">
            <text:p>blue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Blue-Winged Olive Parachute</text:p>
          </table:table-cell>
          <table:table-cell table:style-name="ce46" office:value-type="string" calcext:value-type="string">
            <text:p>Olive</text:p>
          </table:table-cell>
          <table:table-cell table:style-name="ce46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E/C Caddis</text:p>
          </table:table-cell>
          <table:table-cell table:style-name="ce46" table:number-columns-repeated="2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6" office:value-type="string" calcext:value-type="string">
            <text:p>Water Boatman</text:p>
          </table:table-cell>
          <table:table-cell table:style-name="ce46"/>
          <table:table-cell table:style-name="ce46" office:value-type="float" office:value="16.5" calcext:value-type="float">
            <text:p>16.5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9" calcext:value-type="float">
            <text:p>9</text:p>
          </table:table-cell>
          <table:table-cell table:style-name="ce43"/>
          <table:table-cell table:style-name="ce46" office:value-type="string" calcext:value-type="string">
            <text:p>Blue-Winged Olive Parachute</text:p>
          </table:table-cell>
          <table:table-cell table:style-name="ce46" office:value-type="string" calcext:value-type="string">
            <text:p>blue</text:p>
          </table:table-cell>
          <table:table-cell table:style-name="ce46" office:value-type="float" office:value="12.5" calcext:value-type="float">
            <text:p>12.5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9" calcext:value-type="float">
            <text:p>9</text:p>
          </table:table-cell>
          <table:table-cell table:style-name="ce43"/>
          <table:table-cell table:style-name="ce46" office:value-type="string" calcext:value-type="string">
            <text:p>Water Boatman</text:p>
          </table:table-cell>
          <table:table-cell table:style-name="ce46" office:value-type="string" calcext:value-type="string">
            <text:p>White</text:p>
          </table:table-cell>
          <table:table-cell table:style-name="ce46" office:value-type="float" office:value="12" calcext:value-type="float">
            <text:p>12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Boulder Lak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9" calcext:value-type="float">
            <text:p>9</text:p>
          </table:table-cell>
          <table:table-cell table:style-name="ce43"/>
          <table:table-cell table:style-name="ce46" office:value-type="string" calcext:value-type="string">
            <text:p>Water Boatman</text:p>
          </table:table-cell>
          <table:table-cell table:style-name="ce46"/>
          <table:table-cell table:style-name="ce46" office:value-type="float" office:value="17" calcext:value-type="float">
            <text:p>17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Boulder Lak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9" calcext:value-type="float">
            <text:p>9</text:p>
          </table:table-cell>
          <table:table-cell table:style-name="ce43"/>
          <table:table-cell table:style-name="ce46" office:value-type="string" calcext:value-type="string">
            <text:p>Water Boatman</text:p>
          </table:table-cell>
          <table:table-cell table:style-name="ce46"/>
          <table:table-cell table:style-name="ce46" office:value-type="float" office:value="17" calcext:value-type="float">
            <text:p>17</text:p>
          </table:table-cell>
          <table:table-cell table:style-name="ce48" office:value-type="float" office:value="252" calcext:value-type="float">
            <text:p>252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Attractor</text:p>
          </table:table-cell>
          <table:table-cell table:style-name="ce46" office:value-type="string" calcext:value-type="string">
            <text:p>Green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Len Thompson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Micro Leach</text:p>
          </table:table-cell>
          <table:table-cell table:style-name="ce46" office:value-type="string" calcext:value-type="string">
            <text:p>Brown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Len Thompson Pond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Micro Leach</text:p>
          </table:table-cell>
          <table:table-cell table:style-name="ce46" office:value-type="string" calcext:value-type="string">
            <text:p>Brown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Hasse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Water Boatman</text:p>
          </table:table-cell>
          <table:table-cell table:style-name="ce46" office:value-type="string" calcext:value-type="string">
            <text:p>Peacock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Water Boatman</text:p>
          </table:table-cell>
          <table:table-cell table:style-name="ce46"/>
          <table:table-cell table:style-name="ce46" office:value-type="float" office:value="5" calcext:value-type="float">
            <text:p>5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1" calcext:value-type="float">
            <text:p>2021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Woolly Worm</text:p>
          </table:table-cell>
          <table:table-cell table:style-name="ce46" office:value-type="string" calcext:value-type="string">
            <text:p>Brown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266" calcext:value-type="float">
            <text:p>266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icro Leach</text:p>
          </table:table-cell>
          <table:table-cell table:style-name="ce46" office:value-type="string" calcext:value-type="string">
            <text:p>Black</text:p>
          </table:table-cell>
          <table:table-cell table:style-name="ce46"/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Adams</text:p>
          </table:table-cell>
          <table:table-cell table:style-name="ce46" office:value-type="string" calcext:value-type="string">
            <text:p>Olive</text:p>
          </table:table-cell>
          <table:table-cell table:style-name="ce46" office:value-type="float" office:value="16" calcext:value-type="float">
            <text:p>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Blob</text:p>
          </table:table-cell>
          <table:table-cell table:style-name="ce46" office:value-type="string" calcext:value-type="string">
            <text:p>Chartreuse</text:p>
          </table:table-cell>
          <table:table-cell table:style-name="ce46" office:value-type="float" office:value="16" calcext:value-type="float">
            <text:p>16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Blob</text:p>
          </table:table-cell>
          <table:table-cell table:style-name="ce46" office:value-type="string" calcext:value-type="string">
            <text:p>Chartreuse</text:p>
          </table:table-cell>
          <table:table-cell table:style-name="ce46"/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CDC Spinner</text:p>
          </table:table-cell>
          <table:table-cell table:style-name="ce46" office:value-type="string" calcext:value-type="string">
            <text:p>Olive</text:p>
          </table:table-cell>
          <table:table-cell table:style-name="ce46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Chironomid</text:p>
          </table:table-cell>
          <table:table-cell table:style-name="ce46" office:value-type="string" calcext:value-type="string">
            <text:p>Brown</text:p>
          </table:table-cell>
          <table:table-cell table:style-name="ce46" office:value-type="float" office:value="8" calcext:value-type="float">
            <text:p>8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Chironomid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float" office:value="14" calcext:value-type="float">
            <text:p>14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Cormorant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float" office:value="12" calcext:value-type="float">
            <text:p>12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FAB</text:p>
          </table:table-cell>
          <table:table-cell table:style-name="ce46" office:value-type="string" calcext:value-type="string">
            <text:p>Orange</text:p>
          </table:table-cell>
          <table:table-cell table:style-name="ce46" office:value-type="float" office:value="8" calcext:value-type="float">
            <text:p>8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FAB</text:p>
          </table:table-cell>
          <table:table-cell table:style-name="ce46" office:value-type="string" calcext:value-type="string">
            <text:p>Chartreuse</text:p>
          </table:table-cell>
          <table:table-cell table:style-name="ce46" office:value-type="float" office:value="13" calcext:value-type="float">
            <text:p>13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Micro Leach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float" office:value="10.7" calcext:value-type="float">
            <text:p>10.7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6" office:value-type="string" calcext:value-type="string">
            <text:p>Micro Leach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float" office:value="16" calcext:value-type="float">
            <text:p>16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Adams Parachute</text:p>
          </table:table-cell>
          <table:table-cell table:style-name="ce46"/>
          <table:table-cell table:style-name="ce46" office:value-type="float" office:value="16" calcext:value-type="float">
            <text:p>16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Nordegg Borrow Pit East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Dragon Fly</text:p>
          </table:table-cell>
          <table:table-cell table:style-name="ce46" office:value-type="string" calcext:value-type="string">
            <text:p>Olive</text:p>
          </table:table-cell>
          <table:table-cell table:style-name="ce46"/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Twin Lakes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Emerger</text:p>
          </table:table-cell>
          <table:table-cell table:style-name="ce46" office:value-type="string" calcext:value-type="string">
            <text:p>Olive</text:p>
          </table:table-cell>
          <table:table-cell table:style-name="ce46" office:value-type="float" office:value="17" calcext:value-type="float">
            <text:p>17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Gold Ribbed Hare's Ear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float" office:value="16.4" calcext:value-type="float">
            <text:p>16.4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Gold Ribbed Hare's Ear</text:p>
          </table:table-cell>
          <table:table-cell table:style-name="ce46"/>
          <table:table-cell table:style-name="ce46" office:value-type="float" office:value="16.9" calcext:value-type="float">
            <text:p>16.9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Grizzly Damsel</text:p>
          </table:table-cell>
          <table:table-cell table:style-name="ce46" office:value-type="string" calcext:value-type="string">
            <text:p>Olive</text:p>
          </table:table-cell>
          <table:table-cell table:style-name="ce46" office:value-type="float" office:value="16" calcext:value-type="float">
            <text:p>16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Nordegg Borrow Pit East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Kazakawich</text:p>
          </table:table-cell>
          <table:table-cell table:style-name="ce46" office:value-type="string" calcext:value-type="string">
            <text:p>Red</text:p>
          </table:table-cell>
          <table:table-cell table:style-name="ce46"/>
          <table:table-cell table:style-name="ce48" office:value-type="float" office:value="260" calcext:value-type="float">
            <text:p>260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Struble Lake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Kazakawich</text:p>
          </table:table-cell>
          <table:table-cell table:style-name="ce46" office:value-type="string" calcext:value-type="string">
            <text:p>Red</text:p>
          </table:table-cell>
          <table:table-cell table:style-name="ce46"/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Mosquito</text:p>
          </table:table-cell>
          <table:table-cell table:style-name="ce46"/>
          <table:table-cell table:style-name="ce46" office:value-type="float" office:value="16.4" calcext:value-type="float">
            <text:p>16.4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Pheasant Tail</text:p>
          </table:table-cell>
          <table:table-cell table:style-name="ce46"/>
          <table:table-cell table:style-name="ce46" office:value-type="float" office:value="18.5" calcext:value-type="float">
            <text:p>18.5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Boyle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Prince Nymph</text:p>
          </table:table-cell>
          <table:table-cell table:style-name="ce46" table:number-columns-repeated="2"/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Hermitage Park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Prince Nymph</text:p>
          </table:table-cell>
          <table:table-cell table:style-name="ce46" table:number-columns-repeated="2"/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Nordegg Borrow Pit East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6" office:value-type="string" calcext:value-type="string">
            <text:p>Water Boatman</text:p>
          </table:table-cell>
          <table:table-cell table:style-name="ce46" office:value-type="string" calcext:value-type="string">
            <text:p>Black</text:p>
          </table:table-cell>
          <table:table-cell table:style-name="ce46"/>
          <table:table-cell table:style-name="ce48" office:value-type="float" office:value="249" calcext:value-type="float">
            <text:p>249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Dragon Fly</text:p>
          </table:table-cell>
          <table:table-cell table:style-name="ce46" office:value-type="string" calcext:value-type="string">
            <text:p>Olive</text:p>
          </table:table-cell>
          <table:table-cell table:style-name="ce46" office:value-type="float" office:value="11" calcext:value-type="float">
            <text:p>11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Dragon Fly</text:p>
          </table:table-cell>
          <table:table-cell table:style-name="ce46" office:value-type="string" calcext:value-type="string">
            <text:p>Olive</text:p>
          </table:table-cell>
          <table:table-cell table:style-name="ce46" office:value-type="float" office:value="11" calcext:value-type="float">
            <text:p>11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Cardiff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Micro Leach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float" office:value="9" calcext:value-type="float">
            <text:p>9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Fort Lions Community Fish Pond, AB</text:p>
          </table:table-cell>
          <table:table-cell table:style-name="ce43" office:value-type="float" office:value="2022" calcext:value-type="float">
            <text:p>2022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6" office:value-type="string" calcext:value-type="string">
            <text:p>Micro Leach</text:p>
          </table:table-cell>
          <table:table-cell table:style-name="ce46" office:value-type="string" calcext:value-type="string">
            <text:p>Black</text:p>
          </table:table-cell>
          <table:table-cell table:style-name="ce46"/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kes" table:style-name="ta1">
        <table:table-column table:style-name="co21" table:default-cell-style-name="ce46"/>
        <table:table-column table:style-name="co11" table:default-cell-style-name="ce48"/>
        <table:table-row table:style-name="ro3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oulder Lake, A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yle Pond, A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rdiff, A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hickakoo Lake, AB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rt Lions Community Fish Pond, AB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asse, AB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ermitage Park Pond, AB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en Thompson Pond, AB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itchell Lake, AB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Nordegg Borrow Pit East, AB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tar Lake, AB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truble Lake, AB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Twin Lakes, AB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49" office:value-type="string" calcext:value-type="string">
            <text:p>Hay Lakes (Telegraph Park), AB</text:p>
          </table:table-cell>
          <table:table-cell office:value-type="float" office:value="260" calcext:value-type="float">
            <text:p>260</text:p>
          </table:table-cell>
        </table:table-row>
        <table:table-row table:style-name="ro1" table:number-rows-repeated="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ly" table:style-name="ta1">
        <table:table-column table:style-name="co22" table:default-cell-style-name="ce37"/>
        <table:table-column table:style-name="co11" table:default-cell-style-name="ce32"/>
        <table:table-row table:style-name="ro1">
          <table:table-cell table:style-name="ce44" office:value-type="string" calcext:value-type="string">
            <text:p>Pattern name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table:style-name="ce46" office:value-type="string" calcext:value-type="string">
            <text:p>Adams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6" office:value-type="string" calcext:value-type="string">
            <text:p>Attract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6" office:value-type="string" calcext:value-type="string">
            <text:p>Blo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6" office:value-type="string" calcext:value-type="string">
            <text:p>Blue D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6" office:value-type="string" calcext:value-type="string">
            <text:p>Blue-Winged Olive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6" office:value-type="string" calcext:value-type="string">
            <text:p>CDC Spinn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46" office:value-type="string" calcext:value-type="string">
            <text:p>Chironomi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46" office:value-type="string" calcext:value-type="string">
            <text:p>Cormora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6" office:value-type="string" calcext:value-type="string">
            <text:p>Doc Spratle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46" office:value-type="string" calcext:value-type="string">
            <text:p>Dragon Fl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46" office:value-type="string" calcext:value-type="string">
            <text:p>E/C Cadd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6" office:value-type="string" calcext:value-type="string">
            <text:p>Emerg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46" office:value-type="string" calcext:value-type="string">
            <text:p>FA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6" office:value-type="string" calcext:value-type="string">
            <text:p>Gold Ribbed Hare's E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6" office:value-type="string" calcext:value-type="string">
            <text:p>Green Drak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46" office:value-type="string" calcext:value-type="string">
            <text:p>Grizzly Damse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46" office:value-type="string" calcext:value-type="string">
            <text:p>Kazakawic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46" office:value-type="string" calcext:value-type="string">
            <text:p>Micro Lea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6" office:value-type="string" calcext:value-type="string">
            <text:p>Mosquit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46" office:value-type="string" calcext:value-type="string">
            <text:p>Pheasant T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46" office:value-type="string" calcext:value-type="string">
            <text:p>Prince Nymp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46" office:value-type="string" calcext:value-type="string">
            <text:p>Scu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6" office:value-type="string" calcext:value-type="string">
            <text:p>Water Boat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9" office:value-type="string" calcext:value-type="string">
            <text:p>Adams</text:p>
          </table:table-cell>
          <table:table-cell/>
        </table:table-row>
        <table:table-row table:style-name="ro1" table:number-rows-repeated="37">
          <table:table-cell table:style-name="ce46"/>
          <table:table-cell/>
        </table:table-row>
        <table:table-row table:style-name="ro1" table:number-rows-repeated="104851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5" table:style-name="ta1">
        <table:table-column table:style-name="co21" table:default-cell-style-name="ce46"/>
        <table:table-column table:style-name="co23" table:default-cell-style-name="ce48"/>
        <table:table-column table:style-name="co24" table:default-cell-style-name="Default"/>
        <table:table-column table:style-name="co25" table:default-cell-style-name="ce46"/>
        <table:table-column table:style-name="co26" table:default-cell-style-name="ce3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Pattern name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Boulder Lake, AB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dams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yle Pond, A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ttract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diff, AB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lo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ickakoo Lake, AB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lue D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ort Lions Community Fish Pond, AB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Blue-Winged Olive Parachu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sse, AB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DC Spinn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ermitage Park Pond, AB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hironomi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n Thompson Pond, AB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Cormora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tchell Lake, AB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Doc Spratle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rdegg Borrow Pit East, AB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Dragon Fl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tar Lake, AB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E/C Cadd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ruble Lake, AB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Emerg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win Lakes, AB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FA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9" office:value-type="string" calcext:value-type="string">
            <text:p>Hay Lakes (Telegraph Park), AB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Gold Ribbed Hare's E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Green Drak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Grizzly Damse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Kazakawic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icro Lea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osquit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Pheasant Tai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Prince Nymp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cu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Water Boatma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orking" table:style-name="ta1">
        <table:table-column table:style-name="co51" table:default-cell-style-name="ce24"/>
        <table:table-column table:style-name="co52" table:default-cell-style-name="ce24"/>
        <table:table-column table:style-name="co53" table:default-cell-style-name="ce24"/>
        <table:table-column table:style-name="co54" table:default-cell-style-name="ce28"/>
        <table:table-column table:style-name="co55" table:default-cell-style-name="ce28"/>
        <table:table-column table:style-name="co5" table:default-cell-style-name="ce24"/>
        <table:table-column table:style-name="co56" table:default-cell-style-name="ce24"/>
        <table:table-column table:style-name="co20" table:default-cell-style-name="ce24"/>
        <table:table-column table:style-name="co33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30"/>
        <table:table-column table:style-name="co11" table:number-columns-repeated="1011" table:default-cell-style-name="ce28"/>
        <table:table-row table:style-name="ro5">
          <table:table-cell/>
          <table:table-cell table:style-name="ce25" office:value-type="string" calcext:value-type="string">
            <text:p>log</text:p>
          </table:table-cell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Fish species</text:p>
          </table:table-cell>
          <table:table-cell table:style-name="ce26" office:value-type="string" calcext:value-type="string">
            <text:p>Fishing spot name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month</text:p>
          </table:table-cell>
          <table:table-cell table:style-name="ce26" office:value-type="string" calcext:value-type="string">
            <text:p>day</text:p>
          </table:table-cell>
          <table:table-cell table:style-name="ce26" office:value-type="string" calcext:value-type="string">
            <text:p>Pattern name</text:p>
          </table:table-cell>
          <table:table-cell table:style-name="ce26" office:value-type="string" calcext:value-type="string">
            <text:p>Pattern color</text:p>
          </table:table-cell>
          <table:table-cell table:style-name="ce26" office:value-type="string" calcext:value-type="string">
            <text:p>temp</text:p>
          </table:table-cell>
          <table:table-cell office:value-type="string" calcext:value-type="string">
            <text:p>Date</text:p>
          </table:table-cell>
          <table:table-cell table:style-name="ce17" office:value-type="string" calcext:value-type="string">
            <text:p>Lake#</text:p>
          </table:table-cell>
          <table:table-cell table:style-name="ce17" office:value-type="string" calcext:value-type="string">
            <text:p>Flys#</text:p>
          </table:table-cell>
          <table:table-cell table:style-name="ce17" office:value-type="string" calcext:value-type="string">
            <text:p>fish#</text:p>
          </table:table-cell>
          <table:table-cell table:number-columns-repeated="1008"/>
        </table:table-row>
        <table:table-row table:style-name="ro5">
          <table:table-cell office:value-type="float" office:value="44" calcext:value-type="float">
            <text:p>44</text:p>
          </table:table-cell>
          <table:table-cell table:formula="of:=OFFSET([$Sheet1.A$1];MATCH([.$A2];[$Sheet1.$A$1:$Sheet1.$A$1048576])-1;0)" office:value-type="float" office:value="44" calcext:value-type="float">
            <text:p>44</text:p>
          </table:table-cell>
          <table:table-cell table:formula="of:=OFFSET([$Sheet1.B$1];MATCH([.$A2];[$Sheet1.$A$1:$Sheet1.$A$1048576])-1;0)" office:value-type="float" office:value="10" calcext:value-type="float">
            <text:p>10</text:p>
          </table:table-cell>
          <table:table-cell table:style-name="ce27" table:formula="of:=OFFSET([$Sheet1.C$1];MATCH([.$A2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2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2];[$Sheet1.$A$1:$Sheet1.$A$1048576])-1;0)" office:value-type="float" office:value="2022" calcext:value-type="float">
            <text:p>2022</text:p>
          </table:table-cell>
          <table:table-cell table:formula="of:=OFFSET([$Sheet1.F$1];MATCH([.$A2];[$Sheet1.$A$1:$Sheet1.$A$1048576])-1;0)" office:value-type="float" office:value="5" calcext:value-type="float">
            <text:p>5</text:p>
          </table:table-cell>
          <table:table-cell table:formula="of:=OFFSET([$Sheet1.G$1];MATCH([.$A2];[$Sheet1.$A$1:$Sheet1.$A$1048576])-1;0)" office:value-type="float" office:value="28" calcext:value-type="float">
            <text:p>28</text:p>
          </table:table-cell>
          <table:table-cell table:style-name="ce27" table:formula="of:=OFFSET([$Sheet1.H$1];MATCH([.$A2];[$Sheet1.$A$1:$Sheet1.$A$1048576])-1;0)" office:value-type="string" office:string-value="Micro Leach" calcext:value-type="string">
            <text:p>Micro Leach</text:p>
          </table:table-cell>
          <table:table-cell table:style-name="ce27" table:formula="of:=OFFSET([$Sheet1.I$1];MATCH([.$A2];[$Sheet1.$A$1:$Sheet1.$A$1048576])-1;0)" office:value-type="string" office:string-value="Black" calcext:value-type="string">
            <text:p>Black</text:p>
          </table:table-cell>
          <table:table-cell table:style-name="ce24" table:formula="of:=OFFSET([$Sheet1.J$1];MATCH([.$A2];[$Sheet1.$A$1:$Sheet1.$A$1048576])-1;0)" office:value-type="float" office:value="10.7" calcext:value-type="float">
            <text:p>10.7</text:p>
          </table:table-cell>
          <table:table-cell table:formula="of:=DATE([.F2];[.G2];[.H2])" office:value-type="date" office:date-value="2022-05-28" calcext:value-type="date">
            <text:p>Sat, May 28, 22</text:p>
          </table:table-cell>
          <table:table-cell table:style-name="ce24" table:formula="of:=OFFSET([$Sheet1.K$1];MATCH([.$A2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2];[$Sheet1.$A$1:$Sheet1.$A$1048576])-1;0)" office:value-type="float" office:value="10" calcext:value-type="float">
            <text:p>10</text:p>
          </table:table-cell>
          <table:table-cell table:style-name="ce24" table:formula="of:=OFFSET([$Sheet1.M$1];MATCH([.$A2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OFFSET([$Sheet1.A$1];MATCH([.$A3];[$Sheet1.$A$1:$Sheet1.$A$1048576])-1;0)" office:value-type="float" office:value="34" calcext:value-type="float">
            <text:p>34</text:p>
          </table:table-cell>
          <table:table-cell table:formula="of:=OFFSET([$Sheet1.B$1];MATCH([.$A3];[$Sheet1.$A$1:$Sheet1.$A$1048576])-1;0)" office:value-type="float" office:value="1" calcext:value-type="float">
            <text:p>1</text:p>
          </table:table-cell>
          <table:table-cell table:style-name="ce27" table:formula="of:=OFFSET([$Sheet1.C$1];MATCH([.$A3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3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3];[$Sheet1.$A$1:$Sheet1.$A$1048576])-1;0)" office:value-type="float" office:value="2022" calcext:value-type="float">
            <text:p>2022</text:p>
          </table:table-cell>
          <table:table-cell table:formula="of:=OFFSET([$Sheet1.F$1];MATCH([.$A3];[$Sheet1.$A$1:$Sheet1.$A$1048576])-1;0)" office:value-type="float" office:value="5" calcext:value-type="float">
            <text:p>5</text:p>
          </table:table-cell>
          <table:table-cell table:formula="of:=OFFSET([$Sheet1.G$1];MATCH([.$A3];[$Sheet1.$A$1:$Sheet1.$A$1048576])-1;0)" office:value-type="float" office:value="28" calcext:value-type="float">
            <text:p>28</text:p>
          </table:table-cell>
          <table:table-cell table:style-name="ce27" table:formula="of:=OFFSET([$Sheet1.H$1];MATCH([.$A3];[$Sheet1.$A$1:$Sheet1.$A$1048576])-1;0)" office:value-type="string" office:string-value="Adams Parachute" calcext:value-type="string">
            <text:p>Adams Parachute</text:p>
          </table:table-cell>
          <table:table-cell table:style-name="ce27" table:formula="of:=OFFSET([$Sheet1.I$1];MATCH([.$A3];[$Sheet1.$A$1:$Sheet1.$A$1048576])-1;0)" office:value-type="string" office:string-value="Olive" calcext:value-type="string">
            <text:p>Olive</text:p>
          </table:table-cell>
          <table:table-cell table:style-name="ce24" table:formula="of:=OFFSET([$Sheet1.J$1];MATCH([.$A3];[$Sheet1.$A$1:$Sheet1.$A$1048576])-1;0)" office:value-type="float" office:value="16" calcext:value-type="float">
            <text:p>16</text:p>
          </table:table-cell>
          <table:table-cell table:formula="of:=DATE([.F3];[.G3];[.H3])" office:value-type="date" office:date-value="2022-05-28" calcext:value-type="date">
            <text:p>Sat, May 28, 22</text:p>
          </table:table-cell>
          <table:table-cell table:style-name="ce24" table:formula="of:=OFFSET([$Sheet1.K$1];MATCH([.$A3];[$Sheet1.$A$1:$Sheet1.$A$1048576])-1;0)" office:value-type="float" office:value="36" calcext:value-type="float">
            <text:p>36</text:p>
          </table:table-cell>
          <table:table-cell table:style-name="ce24" table:formula="of:=OFFSET([$Sheet1.L$1];MATCH([.$A3];[$Sheet1.$A$1:$Sheet1.$A$1048576])-1;0)" office:value-type="float" office:value="11" calcext:value-type="float">
            <text:p>11</text:p>
          </table:table-cell>
          <table:table-cell table:style-name="ce24" table:formula="of:=OFFSET([$Sheet1.M$1];MATCH([.$A3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OFFSET([$Sheet1.A$1];MATCH([.$A4];[$Sheet1.$A$1:$Sheet1.$A$1048576])-1;0)" office:value-type="float" office:value="35" calcext:value-type="float">
            <text:p>35</text:p>
          </table:table-cell>
          <table:table-cell table:formula="of:=OFFSET([$Sheet1.B$1];MATCH([.$A4];[$Sheet1.$A$1:$Sheet1.$A$1048576])-1;0)" office:value-type="float" office:value="2" calcext:value-type="float">
            <text:p>2</text:p>
          </table:table-cell>
          <table:table-cell table:style-name="ce27" table:formula="of:=OFFSET([$Sheet1.C$1];MATCH([.$A4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4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4];[$Sheet1.$A$1:$Sheet1.$A$1048576])-1;0)" office:value-type="float" office:value="2022" calcext:value-type="float">
            <text:p>2022</text:p>
          </table:table-cell>
          <table:table-cell table:formula="of:=OFFSET([$Sheet1.F$1];MATCH([.$A4];[$Sheet1.$A$1:$Sheet1.$A$1048576])-1;0)" office:value-type="float" office:value="5" calcext:value-type="float">
            <text:p>5</text:p>
          </table:table-cell>
          <table:table-cell table:formula="of:=OFFSET([$Sheet1.G$1];MATCH([.$A4];[$Sheet1.$A$1:$Sheet1.$A$1048576])-1;0)" office:value-type="float" office:value="28" calcext:value-type="float">
            <text:p>28</text:p>
          </table:table-cell>
          <table:table-cell table:style-name="ce27" table:formula="of:=OFFSET([$Sheet1.H$1];MATCH([.$A4];[$Sheet1.$A$1:$Sheet1.$A$1048576])-1;0)" office:value-type="string" office:string-value="Blob" calcext:value-type="string">
            <text:p>Blob</text:p>
          </table:table-cell>
          <table:table-cell table:style-name="ce27" table:formula="of:=OFFSET([$Sheet1.I$1];MATCH([.$A4];[$Sheet1.$A$1:$Sheet1.$A$1048576])-1;0)" office:value-type="string" office:string-value="Chartreuse" calcext:value-type="string">
            <text:p>Chartreuse</text:p>
          </table:table-cell>
          <table:table-cell table:style-name="ce24" table:formula="of:=OFFSET([$Sheet1.J$1];MATCH([.$A4];[$Sheet1.$A$1:$Sheet1.$A$1048576])-1;0)" office:value-type="float" office:value="16" calcext:value-type="float">
            <text:p>16</text:p>
          </table:table-cell>
          <table:table-cell table:formula="of:=DATE([.F4];[.G4];[.H4])" office:value-type="date" office:date-value="2022-05-28" calcext:value-type="date">
            <text:p>Sat, May 28, 22</text:p>
          </table:table-cell>
          <table:table-cell table:style-name="ce24" table:formula="of:=OFFSET([$Sheet1.K$1];MATCH([.$A4];[$Sheet1.$A$1:$Sheet1.$A$1048576])-1;0)" office:value-type="float" office:value="36" calcext:value-type="float">
            <text:p>36</text:p>
          </table:table-cell>
          <table:table-cell table:style-name="ce24" table:formula="of:=OFFSET([$Sheet1.L$1];MATCH([.$A4];[$Sheet1.$A$1:$Sheet1.$A$1048576])-1;0)" office:value-type="float" office:value="20" calcext:value-type="float">
            <text:p>20</text:p>
          </table:table-cell>
          <table:table-cell table:style-name="ce24" table:formula="of:=OFFSET([$Sheet1.M$1];MATCH([.$A4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9" calcext:value-type="float">
            <text:p>39</text:p>
          </table:table-cell>
          <table:table-cell table:formula="of:=OFFSET([$Sheet1.A$1];MATCH([.$A5];[$Sheet1.$A$1:$Sheet1.$A$1048576])-1;0)" office:value-type="float" office:value="39" calcext:value-type="float">
            <text:p>39</text:p>
          </table:table-cell>
          <table:table-cell table:formula="of:=OFFSET([$Sheet1.B$1];MATCH([.$A5];[$Sheet1.$A$1:$Sheet1.$A$1048576])-1;0)" office:value-type="float" office:value="4" calcext:value-type="float">
            <text:p>4</text:p>
          </table:table-cell>
          <table:table-cell table:style-name="ce27" table:formula="of:=OFFSET([$Sheet1.C$1];MATCH([.$A5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5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5];[$Sheet1.$A$1:$Sheet1.$A$1048576])-1;0)" office:value-type="float" office:value="2022" calcext:value-type="float">
            <text:p>2022</text:p>
          </table:table-cell>
          <table:table-cell table:formula="of:=OFFSET([$Sheet1.F$1];MATCH([.$A5];[$Sheet1.$A$1:$Sheet1.$A$1048576])-1;0)" office:value-type="float" office:value="5" calcext:value-type="float">
            <text:p>5</text:p>
          </table:table-cell>
          <table:table-cell table:formula="of:=OFFSET([$Sheet1.G$1];MATCH([.$A5];[$Sheet1.$A$1:$Sheet1.$A$1048576])-1;0)" office:value-type="float" office:value="25" calcext:value-type="float">
            <text:p>25</text:p>
          </table:table-cell>
          <table:table-cell table:style-name="ce27" table:formula="of:=OFFSET([$Sheet1.H$1];MATCH([.$A5];[$Sheet1.$A$1:$Sheet1.$A$1048576])-1;0)" office:value-type="string" office:string-value="Blob" calcext:value-type="string">
            <text:p>Blob</text:p>
          </table:table-cell>
          <table:table-cell table:style-name="ce27" table:formula="of:=OFFSET([$Sheet1.I$1];MATCH([.$A5];[$Sheet1.$A$1:$Sheet1.$A$1048576])-1;0)" office:value-type="string" office:string-value="Chartreuse" calcext:value-type="string">
            <text:p>Chartreuse</text:p>
          </table:table-cell>
          <table:table-cell table:style-name="ce24" table:formula="of:=OFFSET([$Sheet1.J$1];MATCH([.$A5];[$Sheet1.$A$1:$Sheet1.$A$1048576])-1;0)" office:value-type="float" office:value="0" calcext:value-type="float">
            <text:p>0</text:p>
          </table:table-cell>
          <table:table-cell table:formula="of:=DATE([.F5];[.G5];[.H5])" office:value-type="date" office:date-value="2022-05-25" calcext:value-type="date">
            <text:p>Wed, May 25, 22</text:p>
          </table:table-cell>
          <table:table-cell table:style-name="ce24" table:formula="of:=OFFSET([$Sheet1.K$1];MATCH([.$A5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5];[$Sheet1.$A$1:$Sheet1.$A$1048576])-1;0)" office:value-type="float" office:value="20" calcext:value-type="float">
            <text:p>20</text:p>
          </table:table-cell>
          <table:table-cell table:style-name="ce24" table:formula="of:=OFFSET([$Sheet1.M$1];MATCH([.$A5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52" calcext:value-type="float">
            <text:p>52</text:p>
          </table:table-cell>
          <table:table-cell table:formula="of:=OFFSET([$Sheet1.A$1];MATCH([.$A6];[$Sheet1.$A$1:$Sheet1.$A$1048576])-1;0)" office:value-type="float" office:value="52" calcext:value-type="float">
            <text:p>52</text:p>
          </table:table-cell>
          <table:table-cell table:formula="of:=OFFSET([$Sheet1.B$1];MATCH([.$A6];[$Sheet1.$A$1:$Sheet1.$A$1048576])-1;0)" office:value-type="float" office:value="2" calcext:value-type="float">
            <text:p>2</text:p>
          </table:table-cell>
          <table:table-cell table:style-name="ce27" table:formula="of:=OFFSET([$Sheet1.C$1];MATCH([.$A6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6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6];[$Sheet1.$A$1:$Sheet1.$A$1048576])-1;0)" office:value-type="float" office:value="2022" calcext:value-type="float">
            <text:p>2022</text:p>
          </table:table-cell>
          <table:table-cell table:formula="of:=OFFSET([$Sheet1.F$1];MATCH([.$A6];[$Sheet1.$A$1:$Sheet1.$A$1048576])-1;0)" office:value-type="float" office:value="6" calcext:value-type="float">
            <text:p>6</text:p>
          </table:table-cell>
          <table:table-cell table:formula="of:=OFFSET([$Sheet1.G$1];MATCH([.$A6];[$Sheet1.$A$1:$Sheet1.$A$1048576])-1;0)" office:value-type="float" office:value="7" calcext:value-type="float">
            <text:p>7</text:p>
          </table:table-cell>
          <table:table-cell table:style-name="ce27" table:formula="of:=OFFSET([$Sheet1.H$1];MATCH([.$A6];[$Sheet1.$A$1:$Sheet1.$A$1048576])-1;0)" office:value-type="string" office:string-value="Prince Nymph" calcext:value-type="string">
            <text:p>Prince Nymph</text:p>
          </table:table-cell>
          <table:table-cell table:style-name="ce27" table:formula="of:=OFFSET([$Sheet1.I$1];MATCH([.$A6];[$Sheet1.$A$1:$Sheet1.$A$1048576])-1;0)" office:value-type="float" office:value="0" calcext:value-type="float">
            <text:p>0</text:p>
          </table:table-cell>
          <table:table-cell table:style-name="ce24" table:formula="of:=OFFSET([$Sheet1.J$1];MATCH([.$A6];[$Sheet1.$A$1:$Sheet1.$A$1048576])-1;0)" office:value-type="float" office:value="0" calcext:value-type="float">
            <text:p>0</text:p>
          </table:table-cell>
          <table:table-cell table:formula="of:=DATE([.F6];[.G6];[.H6])" office:value-type="date" office:date-value="2022-06-07" calcext:value-type="date">
            <text:p>Tue, Jun 7, 22</text:p>
          </table:table-cell>
          <table:table-cell table:style-name="ce24" table:formula="of:=OFFSET([$Sheet1.K$1];MATCH([.$A6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6];[$Sheet1.$A$1:$Sheet1.$A$1048576])-1;0)" office:value-type="float" office:value="21" calcext:value-type="float">
            <text:p>21</text:p>
          </table:table-cell>
          <table:table-cell table:style-name="ce24" table:formula="of:=OFFSET([$Sheet1.M$1];MATCH([.$A6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50" calcext:value-type="float">
            <text:p>50</text:p>
          </table:table-cell>
          <table:table-cell table:formula="of:=OFFSET([$Sheet1.A$1];MATCH([.$A7];[$Sheet1.$A$1:$Sheet1.$A$1048576])-1;0)" office:value-type="float" office:value="50" calcext:value-type="float">
            <text:p>50</text:p>
          </table:table-cell>
          <table:table-cell table:formula="of:=OFFSET([$Sheet1.B$1];MATCH([.$A7];[$Sheet1.$A$1:$Sheet1.$A$1048576])-1;0)" office:value-type="float" office:value="1" calcext:value-type="float">
            <text:p>1</text:p>
          </table:table-cell>
          <table:table-cell table:style-name="ce27" table:formula="of:=OFFSET([$Sheet1.C$1];MATCH([.$A7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7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7];[$Sheet1.$A$1:$Sheet1.$A$1048576])-1;0)" office:value-type="float" office:value="2022" calcext:value-type="float">
            <text:p>2022</text:p>
          </table:table-cell>
          <table:table-cell table:formula="of:=OFFSET([$Sheet1.F$1];MATCH([.$A7];[$Sheet1.$A$1:$Sheet1.$A$1048576])-1;0)" office:value-type="float" office:value="6" calcext:value-type="float">
            <text:p>6</text:p>
          </table:table-cell>
          <table:table-cell table:formula="of:=OFFSET([$Sheet1.G$1];MATCH([.$A7];[$Sheet1.$A$1:$Sheet1.$A$1048576])-1;0)" office:value-type="float" office:value="5" calcext:value-type="float">
            <text:p>5</text:p>
          </table:table-cell>
          <table:table-cell table:style-name="ce27" table:formula="of:=OFFSET([$Sheet1.H$1];MATCH([.$A7];[$Sheet1.$A$1:$Sheet1.$A$1048576])-1;0)" office:value-type="string" office:string-value="Mosquito" calcext:value-type="string">
            <text:p>Mosquito</text:p>
          </table:table-cell>
          <table:table-cell table:style-name="ce27" table:formula="of:=OFFSET([$Sheet1.I$1];MATCH([.$A7];[$Sheet1.$A$1:$Sheet1.$A$1048576])-1;0)" office:value-type="float" office:value="0" calcext:value-type="float">
            <text:p>0</text:p>
          </table:table-cell>
          <table:table-cell table:style-name="ce24" table:formula="of:=OFFSET([$Sheet1.J$1];MATCH([.$A7];[$Sheet1.$A$1:$Sheet1.$A$1048576])-1;0)" office:value-type="float" office:value="16.4" calcext:value-type="float">
            <text:p>16.4</text:p>
          </table:table-cell>
          <table:table-cell table:formula="of:=DATE([.F7];[.G7];[.H7])" office:value-type="date" office:date-value="2022-06-05" calcext:value-type="date">
            <text:p>Sun, Jun 5, 22</text:p>
          </table:table-cell>
          <table:table-cell table:style-name="ce24" table:formula="of:=OFFSET([$Sheet1.K$1];MATCH([.$A7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7];[$Sheet1.$A$1:$Sheet1.$A$1048576])-1;0)" office:value-type="float" office:value="22" calcext:value-type="float">
            <text:p>22</text:p>
          </table:table-cell>
          <table:table-cell table:style-name="ce24" table:formula="of:=OFFSET([$Sheet1.M$1];MATCH([.$A7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49" calcext:value-type="float">
            <text:p>49</text:p>
          </table:table-cell>
          <table:table-cell table:formula="of:=OFFSET([$Sheet1.A$1];MATCH([.$A8];[$Sheet1.$A$1:$Sheet1.$A$1048576])-1;0)" office:value-type="float" office:value="49" calcext:value-type="float">
            <text:p>49</text:p>
          </table:table-cell>
          <table:table-cell table:formula="of:=OFFSET([$Sheet1.B$1];MATCH([.$A8];[$Sheet1.$A$1:$Sheet1.$A$1048576])-1;0)" office:value-type="float" office:value="1" calcext:value-type="float">
            <text:p>1</text:p>
          </table:table-cell>
          <table:table-cell table:style-name="ce27" table:formula="of:=OFFSET([$Sheet1.C$1];MATCH([.$A8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8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8];[$Sheet1.$A$1:$Sheet1.$A$1048576])-1;0)" office:value-type="float" office:value="2022" calcext:value-type="float">
            <text:p>2022</text:p>
          </table:table-cell>
          <table:table-cell table:formula="of:=OFFSET([$Sheet1.F$1];MATCH([.$A8];[$Sheet1.$A$1:$Sheet1.$A$1048576])-1;0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7" table:formula="of:=OFFSET([$Sheet1.H$1];MATCH([.$A8];[$Sheet1.$A$1:$Sheet1.$A$1048576])-1;0)" office:value-type="string" office:string-value="Gold Ribbed Hare's Ear" calcext:value-type="string">
            <text:p>Gold Ribbed Hare's Ear</text:p>
          </table:table-cell>
          <table:table-cell table:style-name="ce27" table:formula="of:=OFFSET([$Sheet1.I$1];MATCH([.$A8];[$Sheet1.$A$1:$Sheet1.$A$1048576])-1;0)" office:value-type="string" office:string-value="Red" calcext:value-type="string">
            <text:p>Red</text:p>
          </table:table-cell>
          <table:table-cell table:style-name="ce24" table:formula="of:=OFFSET([$Sheet1.J$1];MATCH([.$A8];[$Sheet1.$A$1:$Sheet1.$A$1048576])-1;0)" office:value-type="float" office:value="16.4" calcext:value-type="float">
            <text:p>16.4</text:p>
          </table:table-cell>
          <table:table-cell table:formula="of:=DATE([.F8];[.G8];[.H8])" office:value-type="date" office:date-value="2022-06-05" calcext:value-type="date">
            <text:p>Sun, Jun 5, 22</text:p>
          </table:table-cell>
          <table:table-cell table:style-name="ce24" table:formula="of:=OFFSET([$Sheet1.K$1];MATCH([.$A8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8];[$Sheet1.$A$1:$Sheet1.$A$1048576])-1;0)" office:value-type="float" office:value="9" calcext:value-type="float">
            <text:p>9</text:p>
          </table:table-cell>
          <table:table-cell table:style-name="ce24" table:formula="of:=OFFSET([$Sheet1.M$1];MATCH([.$A8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OFFSET([$Sheet1.A$1];MATCH([.$A9];[$Sheet1.$A$1:$Sheet1.$A$1048576])-1;0)" office:value-type="float" office:value="36" calcext:value-type="float">
            <text:p>36</text:p>
          </table:table-cell>
          <table:table-cell table:formula="of:=OFFSET([$Sheet1.B$1];MATCH([.$A9];[$Sheet1.$A$1:$Sheet1.$A$1048576])-1;0)" office:value-type="float" office:value="1" calcext:value-type="float">
            <text:p>1</text:p>
          </table:table-cell>
          <table:table-cell table:style-name="ce27" table:formula="of:=OFFSET([$Sheet1.C$1];MATCH([.$A9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9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9];[$Sheet1.$A$1:$Sheet1.$A$1048576])-1;0)" office:value-type="float" office:value="2022" calcext:value-type="float">
            <text:p>2022</text:p>
          </table:table-cell>
          <table:table-cell table:formula="of:=OFFSET([$Sheet1.F$1];MATCH([.$A9];[$Sheet1.$A$1:$Sheet1.$A$1048576])-1;0)" office:value-type="float" office:value="5" calcext:value-type="float">
            <text:p>5</text:p>
          </table:table-cell>
          <table:table-cell table:formula="of:=OFFSET([$Sheet1.G$1];MATCH([.$A9];[$Sheet1.$A$1:$Sheet1.$A$1048576])-1;0)" office:value-type="float" office:value="23" calcext:value-type="float">
            <text:p>23</text:p>
          </table:table-cell>
          <table:table-cell table:style-name="ce27" table:formula="of:=OFFSET([$Sheet1.H$1];MATCH([.$A9];[$Sheet1.$A$1:$Sheet1.$A$1048576])-1;0)" office:value-type="string" office:string-value="CDC Spinner" calcext:value-type="string">
            <text:p>CDC Spinner</text:p>
          </table:table-cell>
          <table:table-cell table:style-name="ce27" table:formula="of:=OFFSET([$Sheet1.I$1];MATCH([.$A9];[$Sheet1.$A$1:$Sheet1.$A$1048576])-1;0)" office:value-type="string" office:string-value="Olive" calcext:value-type="string">
            <text:p>Olive</text:p>
          </table:table-cell>
          <table:table-cell table:style-name="ce24" table:formula="of:=OFFSET([$Sheet1.J$1];MATCH([.$A9];[$Sheet1.$A$1:$Sheet1.$A$1048576])-1;0)" office:value-type="float" office:value="0" calcext:value-type="float">
            <text:p>0</text:p>
          </table:table-cell>
          <table:table-cell table:formula="of:=DATE([.F9];[.G9];[.H9])" office:value-type="date" office:date-value="2022-05-23" calcext:value-type="date">
            <text:p>Mon, May 23, 22</text:p>
          </table:table-cell>
          <table:table-cell table:style-name="ce24" table:formula="of:=OFFSET([$Sheet1.K$1];MATCH([.$A9];[$Sheet1.$A$1:$Sheet1.$A$1048576])-1;0)" office:value-type="float" office:value="36" calcext:value-type="float">
            <text:p>36</text:p>
          </table:table-cell>
          <table:table-cell table:style-name="ce24" table:formula="of:=OFFSET([$Sheet1.L$1];MATCH([.$A9];[$Sheet1.$A$1:$Sheet1.$A$1048576])-1;0)" office:value-type="float" office:value="27" calcext:value-type="float">
            <text:p>27</text:p>
          </table:table-cell>
          <table:table-cell table:style-name="ce24" table:formula="of:=OFFSET([$Sheet1.M$1];MATCH([.$A9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7" calcext:value-type="float">
            <text:p>37</text:p>
          </table:table-cell>
          <table:table-cell table:formula="of:=OFFSET([$Sheet1.A$1];MATCH([.$A10];[$Sheet1.$A$1:$Sheet1.$A$1048576])-1;0)" office:value-type="float" office:value="37" calcext:value-type="float">
            <text:p>37</text:p>
          </table:table-cell>
          <table:table-cell table:formula="of:=OFFSET([$Sheet1.B$1];MATCH([.$A10];[$Sheet1.$A$1:$Sheet1.$A$1048576])-1;0)" office:value-type="float" office:value="1" calcext:value-type="float">
            <text:p>1</text:p>
          </table:table-cell>
          <table:table-cell table:style-name="ce27" table:formula="of:=OFFSET([$Sheet1.C$1];MATCH([.$A10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10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10];[$Sheet1.$A$1:$Sheet1.$A$1048576])-1;0)" office:value-type="float" office:value="2022" calcext:value-type="float">
            <text:p>2022</text:p>
          </table:table-cell>
          <table:table-cell table:formula="of:=OFFSET([$Sheet1.F$1];MATCH([.$A10];[$Sheet1.$A$1:$Sheet1.$A$1048576])-1;0)" office:value-type="float" office:value="5" calcext:value-type="float">
            <text:p>5</text:p>
          </table:table-cell>
          <table:table-cell table:formula="of:=OFFSET([$Sheet1.G$1];MATCH([.$A10];[$Sheet1.$A$1:$Sheet1.$A$1048576])-1;0)" office:value-type="float" office:value="15" calcext:value-type="float">
            <text:p>15</text:p>
          </table:table-cell>
          <table:table-cell table:style-name="ce27" table:formula="of:=OFFSET([$Sheet1.H$1];MATCH([.$A10];[$Sheet1.$A$1:$Sheet1.$A$1048576])-1;0)" office:value-type="string" office:string-value="FAB" calcext:value-type="string">
            <text:p>FAB</text:p>
          </table:table-cell>
          <table:table-cell table:style-name="ce27" table:formula="of:=OFFSET([$Sheet1.I$1];MATCH([.$A10];[$Sheet1.$A$1:$Sheet1.$A$1048576])-1;0)" office:value-type="string" office:string-value="Chartreuse" calcext:value-type="string">
            <text:p>Chartreuse</text:p>
          </table:table-cell>
          <table:table-cell table:style-name="ce24" table:formula="of:=OFFSET([$Sheet1.J$1];MATCH([.$A10];[$Sheet1.$A$1:$Sheet1.$A$1048576])-1;0)" office:value-type="float" office:value="13" calcext:value-type="float">
            <text:p>13</text:p>
          </table:table-cell>
          <table:table-cell table:formula="of:=DATE([.F10];[.G10];[.H10])" office:value-type="date" office:date-value="2022-05-15" calcext:value-type="date">
            <text:p>Sun, May 15, 22</text:p>
          </table:table-cell>
          <table:table-cell table:style-name="ce24" table:formula="of:=OFFSET([$Sheet1.K$1];MATCH([.$A10];[$Sheet1.$A$1:$Sheet1.$A$1048576])-1;0)" office:value-type="float" office:value="36" calcext:value-type="float">
            <text:p>36</text:p>
          </table:table-cell>
          <table:table-cell table:style-name="ce24" table:formula="of:=OFFSET([$Sheet1.L$1];MATCH([.$A10];[$Sheet1.$A$1:$Sheet1.$A$1048576])-1;0)" office:value-type="float" office:value="15" calcext:value-type="float">
            <text:p>15</text:p>
          </table:table-cell>
          <table:table-cell table:style-name="ce24" table:formula="of:=OFFSET([$Sheet1.M$1];MATCH([.$A10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8" calcext:value-type="float">
            <text:p>38</text:p>
          </table:table-cell>
          <table:table-cell table:formula="of:=OFFSET([$Sheet1.A$1];MATCH([.$A11];[$Sheet1.$A$1:$Sheet1.$A$1048576])-1;0)" office:value-type="float" office:value="38" calcext:value-type="float">
            <text:p>38</text:p>
          </table:table-cell>
          <table:table-cell table:formula="of:=OFFSET([$Sheet1.B$1];MATCH([.$A11];[$Sheet1.$A$1:$Sheet1.$A$1048576])-1;0)" office:value-type="float" office:value="2" calcext:value-type="float">
            <text:p>2</text:p>
          </table:table-cell>
          <table:table-cell table:style-name="ce27" table:formula="of:=OFFSET([$Sheet1.C$1];MATCH([.$A11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11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11];[$Sheet1.$A$1:$Sheet1.$A$1048576])-1;0)" office:value-type="float" office:value="2022" calcext:value-type="float">
            <text:p>2022</text:p>
          </table:table-cell>
          <table:table-cell table:formula="of:=OFFSET([$Sheet1.F$1];MATCH([.$A11];[$Sheet1.$A$1:$Sheet1.$A$1048576])-1;0)" office:value-type="float" office:value="5" calcext:value-type="float">
            <text:p>5</text:p>
          </table:table-cell>
          <table:table-cell table:formula="of:=OFFSET([$Sheet1.G$1];MATCH([.$A11];[$Sheet1.$A$1:$Sheet1.$A$1048576])-1;0)" office:value-type="float" office:value="23" calcext:value-type="float">
            <text:p>23</text:p>
          </table:table-cell>
          <table:table-cell table:style-name="ce27" table:formula="of:=OFFSET([$Sheet1.H$1];MATCH([.$A11];[$Sheet1.$A$1:$Sheet1.$A$1048576])-1;0)" office:value-type="string" office:string-value="Micro Leach" calcext:value-type="string">
            <text:p>Micro Leach</text:p>
          </table:table-cell>
          <table:table-cell table:style-name="ce27" table:formula="of:=OFFSET([$Sheet1.I$1];MATCH([.$A11];[$Sheet1.$A$1:$Sheet1.$A$1048576])-1;0)" office:value-type="string" office:string-value="Black" calcext:value-type="string">
            <text:p>Black</text:p>
          </table:table-cell>
          <table:table-cell table:style-name="ce24" table:formula="of:=OFFSET([$Sheet1.J$1];MATCH([.$A11];[$Sheet1.$A$1:$Sheet1.$A$1048576])-1;0)" office:value-type="float" office:value="16" calcext:value-type="float">
            <text:p>16</text:p>
          </table:table-cell>
          <table:table-cell table:formula="of:=DATE([.F11];[.G11];[.H11])" office:value-type="date" office:date-value="2022-05-23" calcext:value-type="date">
            <text:p>Mon, May 23, 22</text:p>
          </table:table-cell>
          <table:table-cell table:style-name="ce24" table:formula="of:=OFFSET([$Sheet1.K$1];MATCH([.$A11];[$Sheet1.$A$1:$Sheet1.$A$1048576])-1;0)" office:value-type="float" office:value="36" calcext:value-type="float">
            <text:p>36</text:p>
          </table:table-cell>
          <table:table-cell table:style-name="ce24" table:formula="of:=OFFSET([$Sheet1.L$1];MATCH([.$A11];[$Sheet1.$A$1:$Sheet1.$A$1048576])-1;0)" office:value-type="float" office:value="10" calcext:value-type="float">
            <text:p>10</text:p>
          </table:table-cell>
          <table:table-cell table:style-name="ce24" table:formula="of:=OFFSET([$Sheet1.M$1];MATCH([.$A11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9" calcext:value-type="float">
            <text:p>39</text:p>
          </table:table-cell>
          <table:table-cell table:formula="of:=OFFSET([$Sheet1.A$1];MATCH([.$A12];[$Sheet1.$A$1:$Sheet1.$A$1048576])-1;0)" office:value-type="float" office:value="39" calcext:value-type="float">
            <text:p>39</text:p>
          </table:table-cell>
          <table:table-cell table:formula="of:=OFFSET([$Sheet1.B$1];MATCH([.$A12];[$Sheet1.$A$1:$Sheet1.$A$1048576])-1;0)" office:value-type="float" office:value="4" calcext:value-type="float">
            <text:p>4</text:p>
          </table:table-cell>
          <table:table-cell table:style-name="ce27" table:formula="of:=OFFSET([$Sheet1.C$1];MATCH([.$A12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12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12];[$Sheet1.$A$1:$Sheet1.$A$1048576])-1;0)" office:value-type="float" office:value="2022" calcext:value-type="float">
            <text:p>2022</text:p>
          </table:table-cell>
          <table:table-cell table:formula="of:=OFFSET([$Sheet1.F$1];MATCH([.$A12];[$Sheet1.$A$1:$Sheet1.$A$1048576])-1;0)" office:value-type="float" office:value="5" calcext:value-type="float">
            <text:p>5</text:p>
          </table:table-cell>
          <table:table-cell table:formula="of:=OFFSET([$Sheet1.G$1];MATCH([.$A12];[$Sheet1.$A$1:$Sheet1.$A$1048576])-1;0)" office:value-type="float" office:value="25" calcext:value-type="float">
            <text:p>25</text:p>
          </table:table-cell>
          <table:table-cell table:style-name="ce27" table:formula="of:=OFFSET([$Sheet1.H$1];MATCH([.$A12];[$Sheet1.$A$1:$Sheet1.$A$1048576])-1;0)" office:value-type="string" office:string-value="Blob" calcext:value-type="string">
            <text:p>Blob</text:p>
          </table:table-cell>
          <table:table-cell table:style-name="ce27" table:formula="of:=OFFSET([$Sheet1.I$1];MATCH([.$A12];[$Sheet1.$A$1:$Sheet1.$A$1048576])-1;0)" office:value-type="string" office:string-value="Chartreuse" calcext:value-type="string">
            <text:p>Chartreuse</text:p>
          </table:table-cell>
          <table:table-cell table:style-name="ce24" table:formula="of:=OFFSET([$Sheet1.J$1];MATCH([.$A12];[$Sheet1.$A$1:$Sheet1.$A$1048576])-1;0)" office:value-type="float" office:value="0" calcext:value-type="float">
            <text:p>0</text:p>
          </table:table-cell>
          <table:table-cell table:formula="of:=DATE([.F12];[.G12];[.H12])" office:value-type="date" office:date-value="2022-05-25" calcext:value-type="date">
            <text:p>Wed, May 25, 22</text:p>
          </table:table-cell>
          <table:table-cell table:style-name="ce24" table:formula="of:=OFFSET([$Sheet1.K$1];MATCH([.$A12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12];[$Sheet1.$A$1:$Sheet1.$A$1048576])-1;0)" office:value-type="float" office:value="20" calcext:value-type="float">
            <text:p>20</text:p>
          </table:table-cell>
          <table:table-cell table:style-name="ce24" table:formula="of:=OFFSET([$Sheet1.M$1];MATCH([.$A12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41" calcext:value-type="float">
            <text:p>41</text:p>
          </table:table-cell>
          <table:table-cell table:formula="of:=OFFSET([$Sheet1.A$1];MATCH([.$A13];[$Sheet1.$A$1:$Sheet1.$A$1048576])-1;0)" office:value-type="float" office:value="41" calcext:value-type="float">
            <text:p>41</text:p>
          </table:table-cell>
          <table:table-cell table:formula="of:=OFFSET([$Sheet1.B$1];MATCH([.$A13];[$Sheet1.$A$1:$Sheet1.$A$1048576])-1;0)" office:value-type="float" office:value="1" calcext:value-type="float">
            <text:p>1</text:p>
          </table:table-cell>
          <table:table-cell table:style-name="ce27" table:formula="of:=OFFSET([$Sheet1.C$1];MATCH([.$A13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13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13];[$Sheet1.$A$1:$Sheet1.$A$1048576])-1;0)" office:value-type="float" office:value="2022" calcext:value-type="float">
            <text:p>2022</text:p>
          </table:table-cell>
          <table:table-cell table:formula="of:=OFFSET([$Sheet1.F$1];MATCH([.$A13];[$Sheet1.$A$1:$Sheet1.$A$1048576])-1;0)" office:value-type="float" office:value="5" calcext:value-type="float">
            <text:p>5</text:p>
          </table:table-cell>
          <table:table-cell table:formula="of:=OFFSET([$Sheet1.G$1];MATCH([.$A13];[$Sheet1.$A$1:$Sheet1.$A$1048576])-1;0)" office:value-type="float" office:value="17" calcext:value-type="float">
            <text:p>17</text:p>
          </table:table-cell>
          <table:table-cell table:style-name="ce27" table:formula="of:=OFFSET([$Sheet1.H$1];MATCH([.$A13];[$Sheet1.$A$1:$Sheet1.$A$1048576])-1;0)" office:value-type="string" office:string-value="Chironomid" calcext:value-type="string">
            <text:p>Chironomid</text:p>
          </table:table-cell>
          <table:table-cell table:style-name="ce27" table:formula="of:=OFFSET([$Sheet1.I$1];MATCH([.$A13];[$Sheet1.$A$1:$Sheet1.$A$1048576])-1;0)" office:value-type="string" office:string-value="Red" calcext:value-type="string">
            <text:p>Red</text:p>
          </table:table-cell>
          <table:table-cell table:style-name="ce24" table:formula="of:=OFFSET([$Sheet1.J$1];MATCH([.$A13];[$Sheet1.$A$1:$Sheet1.$A$1048576])-1;0)" office:value-type="float" office:value="14" calcext:value-type="float">
            <text:p>14</text:p>
          </table:table-cell>
          <table:table-cell table:formula="of:=DATE([.F13];[.G13];[.H13])" office:value-type="date" office:date-value="2022-05-17" calcext:value-type="date">
            <text:p>Tue, May 17, 22</text:p>
          </table:table-cell>
          <table:table-cell table:style-name="ce24" table:formula="of:=OFFSET([$Sheet1.K$1];MATCH([.$A13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13];[$Sheet1.$A$1:$Sheet1.$A$1048576])-1;0)" office:value-type="float" office:value="19" calcext:value-type="float">
            <text:p>19</text:p>
          </table:table-cell>
          <table:table-cell table:style-name="ce24" table:formula="of:=OFFSET([$Sheet1.M$1];MATCH([.$A13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37" calcext:value-type="float">
            <text:p>37</text:p>
          </table:table-cell>
          <table:table-cell table:formula="of:=OFFSET([$Sheet1.A$1];MATCH([.$A14];[$Sheet1.$A$1:$Sheet1.$A$1048576])-1;0)" office:value-type="float" office:value="37" calcext:value-type="float">
            <text:p>37</text:p>
          </table:table-cell>
          <table:table-cell table:formula="of:=OFFSET([$Sheet1.B$1];MATCH([.$A14];[$Sheet1.$A$1:$Sheet1.$A$1048576])-1;0)" office:value-type="float" office:value="1" calcext:value-type="float">
            <text:p>1</text:p>
          </table:table-cell>
          <table:table-cell table:style-name="ce27" table:formula="of:=OFFSET([$Sheet1.C$1];MATCH([.$A14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14];[$Sheet1.$A$1:$Sheet1.$A$1048576])-1;0)" office:value-type="string" office:string-value="Cardiff, AB" calcext:value-type="string">
            <text:p>Cardiff, AB</text:p>
          </table:table-cell>
          <table:table-cell table:formula="of:=OFFSET([$Sheet1.E$1];MATCH([.$A14];[$Sheet1.$A$1:$Sheet1.$A$1048576])-1;0)" office:value-type="float" office:value="2022" calcext:value-type="float">
            <text:p>2022</text:p>
          </table:table-cell>
          <table:table-cell table:formula="of:=OFFSET([$Sheet1.F$1];MATCH([.$A14];[$Sheet1.$A$1:$Sheet1.$A$1048576])-1;0)" office:value-type="float" office:value="5" calcext:value-type="float">
            <text:p>5</text:p>
          </table:table-cell>
          <table:table-cell table:formula="of:=OFFSET([$Sheet1.G$1];MATCH([.$A14];[$Sheet1.$A$1:$Sheet1.$A$1048576])-1;0)" office:value-type="float" office:value="15" calcext:value-type="float">
            <text:p>15</text:p>
          </table:table-cell>
          <table:table-cell table:style-name="ce27" table:formula="of:=OFFSET([$Sheet1.H$1];MATCH([.$A14];[$Sheet1.$A$1:$Sheet1.$A$1048576])-1;0)" office:value-type="string" office:string-value="FAB" calcext:value-type="string">
            <text:p>FAB</text:p>
          </table:table-cell>
          <table:table-cell table:style-name="ce27" table:formula="of:=OFFSET([$Sheet1.I$1];MATCH([.$A14];[$Sheet1.$A$1:$Sheet1.$A$1048576])-1;0)" office:value-type="string" office:string-value="Chartreuse" calcext:value-type="string">
            <text:p>Chartreuse</text:p>
          </table:table-cell>
          <table:table-cell table:style-name="ce24" table:formula="of:=OFFSET([$Sheet1.J$1];MATCH([.$A14];[$Sheet1.$A$1:$Sheet1.$A$1048576])-1;0)" office:value-type="float" office:value="13" calcext:value-type="float">
            <text:p>13</text:p>
          </table:table-cell>
          <table:table-cell table:formula="of:=DATE([.F14];[.G14];[.H14])" office:value-type="date" office:date-value="2022-05-15" calcext:value-type="date">
            <text:p>Sun, May 15, 22</text:p>
          </table:table-cell>
          <table:table-cell table:style-name="ce24" table:formula="of:=OFFSET([$Sheet1.K$1];MATCH([.$A14];[$Sheet1.$A$1:$Sheet1.$A$1048576])-1;0)" office:value-type="float" office:value="36" calcext:value-type="float">
            <text:p>36</text:p>
          </table:table-cell>
          <table:table-cell table:style-name="ce24" table:formula="of:=OFFSET([$Sheet1.L$1];MATCH([.$A14];[$Sheet1.$A$1:$Sheet1.$A$1048576])-1;0)" office:value-type="float" office:value="15" calcext:value-type="float">
            <text:p>15</text:p>
          </table:table-cell>
          <table:table-cell table:style-name="ce24" table:formula="of:=OFFSET([$Sheet1.M$1];MATCH([.$A14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43" calcext:value-type="float">
            <text:p>43</text:p>
          </table:table-cell>
          <table:table-cell table:formula="of:=OFFSET([$Sheet1.A$1];MATCH([.$A15];[$Sheet1.$A$1:$Sheet1.$A$1048576])-1;0)" office:value-type="float" office:value="43" calcext:value-type="float">
            <text:p>43</text:p>
          </table:table-cell>
          <table:table-cell table:formula="of:=OFFSET([$Sheet1.B$1];MATCH([.$A15];[$Sheet1.$A$1:$Sheet1.$A$1048576])-1;0)" office:value-type="float" office:value="2" calcext:value-type="float">
            <text:p>2</text:p>
          </table:table-cell>
          <table:table-cell table:style-name="ce27" table:formula="of:=OFFSET([$Sheet1.C$1];MATCH([.$A15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15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15];[$Sheet1.$A$1:$Sheet1.$A$1048576])-1;0)" office:value-type="float" office:value="2022" calcext:value-type="float">
            <text:p>2022</text:p>
          </table:table-cell>
          <table:table-cell table:formula="of:=OFFSET([$Sheet1.F$1];MATCH([.$A15];[$Sheet1.$A$1:$Sheet1.$A$1048576])-1;0)" office:value-type="float" office:value="5" calcext:value-type="float">
            <text:p>5</text:p>
          </table:table-cell>
          <table:table-cell table:formula="of:=OFFSET([$Sheet1.G$1];MATCH([.$A15];[$Sheet1.$A$1:$Sheet1.$A$1048576])-1;0)" office:value-type="float" office:value="10" calcext:value-type="float">
            <text:p>10</text:p>
          </table:table-cell>
          <table:table-cell table:style-name="ce27" table:formula="of:=OFFSET([$Sheet1.H$1];MATCH([.$A15];[$Sheet1.$A$1:$Sheet1.$A$1048576])-1;0)" office:value-type="string" office:string-value="FAB" calcext:value-type="string">
            <text:p>FAB</text:p>
          </table:table-cell>
          <table:table-cell table:style-name="ce27" table:formula="of:=OFFSET([$Sheet1.I$1];MATCH([.$A15];[$Sheet1.$A$1:$Sheet1.$A$1048576])-1;0)" office:value-type="string" office:string-value="Orange" calcext:value-type="string">
            <text:p>Orange</text:p>
          </table:table-cell>
          <table:table-cell table:style-name="ce24" table:formula="of:=OFFSET([$Sheet1.J$1];MATCH([.$A15];[$Sheet1.$A$1:$Sheet1.$A$1048576])-1;0)" office:value-type="float" office:value="8" calcext:value-type="float">
            <text:p>8</text:p>
          </table:table-cell>
          <table:table-cell table:formula="of:=DATE([.F15];[.G15];[.H15])" office:value-type="date" office:date-value="2022-05-10" calcext:value-type="date">
            <text:p>Tue, May 10, 22</text:p>
          </table:table-cell>
          <table:table-cell table:style-name="ce24" table:formula="of:=OFFSET([$Sheet1.K$1];MATCH([.$A15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15];[$Sheet1.$A$1:$Sheet1.$A$1048576])-1;0)" office:value-type="float" office:value="15" calcext:value-type="float">
            <text:p>15</text:p>
          </table:table-cell>
          <table:table-cell table:style-name="ce24" table:formula="of:=OFFSET([$Sheet1.M$1];MATCH([.$A15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40" calcext:value-type="float">
            <text:p>40</text:p>
          </table:table-cell>
          <table:table-cell table:formula="of:=OFFSET([$Sheet1.A$1];MATCH([.$A16];[$Sheet1.$A$1:$Sheet1.$A$1048576])-1;0)" office:value-type="float" office:value="40" calcext:value-type="float">
            <text:p>40</text:p>
          </table:table-cell>
          <table:table-cell table:formula="of:=OFFSET([$Sheet1.B$1];MATCH([.$A16];[$Sheet1.$A$1:$Sheet1.$A$1048576])-1;0)" office:value-type="float" office:value="5" calcext:value-type="float">
            <text:p>5</text:p>
          </table:table-cell>
          <table:table-cell table:style-name="ce27" table:formula="of:=OFFSET([$Sheet1.C$1];MATCH([.$A16];[$Sheet1.$A$1:$Sheet1.$A$1048576])-1;0)" office:value-type="string" office:string-value="Rainbow Trout" calcext:value-type="string">
            <text:p>Rainbow Trout</text:p>
          </table:table-cell>
          <table:table-cell table:style-name="ce27" table:formula="of:=OFFSET([$Sheet1.D$1];MATCH([.$A16];[$Sheet1.$A$1:$Sheet1.$A$1048576])-1;0)" office:value-type="string" office:string-value="Hermitage Park Pond, AB" calcext:value-type="string">
            <text:p>Hermitage Park Pond, AB</text:p>
          </table:table-cell>
          <table:table-cell table:formula="of:=OFFSET([$Sheet1.E$1];MATCH([.$A16];[$Sheet1.$A$1:$Sheet1.$A$1048576])-1;0)" office:value-type="float" office:value="2022" calcext:value-type="float">
            <text:p>2022</text:p>
          </table:table-cell>
          <table:table-cell table:formula="of:=OFFSET([$Sheet1.F$1];MATCH([.$A16];[$Sheet1.$A$1:$Sheet1.$A$1048576])-1;0)" office:value-type="float" office:value="5" calcext:value-type="float">
            <text:p>5</text:p>
          </table:table-cell>
          <table:table-cell table:formula="of:=OFFSET([$Sheet1.G$1];MATCH([.$A16];[$Sheet1.$A$1:$Sheet1.$A$1048576])-1;0)" office:value-type="float" office:value="13" calcext:value-type="float">
            <text:p>13</text:p>
          </table:table-cell>
          <table:table-cell table:style-name="ce27" table:formula="of:=OFFSET([$Sheet1.H$1];MATCH([.$A16];[$Sheet1.$A$1:$Sheet1.$A$1048576])-1;0)" office:value-type="string" office:string-value="Chironomid" calcext:value-type="string">
            <text:p>Chironomid</text:p>
          </table:table-cell>
          <table:table-cell table:style-name="ce27" table:formula="of:=OFFSET([$Sheet1.I$1];MATCH([.$A16];[$Sheet1.$A$1:$Sheet1.$A$1048576])-1;0)" office:value-type="string" office:string-value="Brown" calcext:value-type="string">
            <text:p>Brown</text:p>
          </table:table-cell>
          <table:table-cell table:style-name="ce24" table:formula="of:=OFFSET([$Sheet1.J$1];MATCH([.$A16];[$Sheet1.$A$1:$Sheet1.$A$1048576])-1;0)" office:value-type="float" office:value="8" calcext:value-type="float">
            <text:p>8</text:p>
          </table:table-cell>
          <table:table-cell table:formula="of:=DATE([.F16];[.G16];[.H16])" office:value-type="date" office:date-value="2022-05-13" calcext:value-type="date">
            <text:p>Fri, May 13, 22</text:p>
          </table:table-cell>
          <table:table-cell table:style-name="ce24" table:formula="of:=OFFSET([$Sheet1.K$1];MATCH([.$A16];[$Sheet1.$A$1:$Sheet1.$A$1048576])-1;0)" office:value-type="float" office:value="103" calcext:value-type="float">
            <text:p>103</text:p>
          </table:table-cell>
          <table:table-cell table:style-name="ce24" table:formula="of:=OFFSET([$Sheet1.L$1];MATCH([.$A16];[$Sheet1.$A$1:$Sheet1.$A$1048576])-1;0)" office:value-type="float" office:value="19" calcext:value-type="float">
            <text:p>19</text:p>
          </table:table-cell>
          <table:table-cell table:style-name="ce24" table:formula="of:=OFFSET([$Sheet1.M$1];MATCH([.$A16];[$Sheet1.$A$1:$Sheet1.$A$1048576])-1;0)" office:value-type="float" office:value="1" calcext:value-type="float">
            <text:p>1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17];[$Sheet1.$A$1:$Sheet1.$A$1048576])-1;0)" office:value-type="float" office:value="0" calcext:value-type="float">
            <text:p>0</text:p>
          </table:table-cell>
          <table:table-cell table:formula="of:=OFFSET([$Sheet1.B$1];MATCH([.$A17];[$Sheet1.$A$1:$Sheet1.$A$1048576])-1;0)" office:value-type="float" office:value="0" calcext:value-type="float">
            <text:p>0</text:p>
          </table:table-cell>
          <table:table-cell table:style-name="ce27" table:formula="of:=OFFSET([$Sheet1.C$1];MATCH([.$A17];[$Sheet1.$A$1:$Sheet1.$A$1048576])-1;0)" office:value-type="float" office:value="0" calcext:value-type="float">
            <text:p>0</text:p>
          </table:table-cell>
          <table:table-cell table:style-name="ce27" table:formula="of:=OFFSET([$Sheet1.D$1];MATCH([.$A17];[$Sheet1.$A$1:$Sheet1.$A$1048576])-1;0)" office:value-type="float" office:value="0" calcext:value-type="float">
            <text:p>0</text:p>
          </table:table-cell>
          <table:table-cell table:formula="of:=OFFSET([$Sheet1.E$1];MATCH([.$A17];[$Sheet1.$A$1:$Sheet1.$A$1048576])-1;0)" office:value-type="float" office:value="0" calcext:value-type="float">
            <text:p>0</text:p>
          </table:table-cell>
          <table:table-cell table:formula="of:=OFFSET([$Sheet1.F$1];MATCH([.$A17];[$Sheet1.$A$1:$Sheet1.$A$1048576])-1;0)" office:value-type="float" office:value="0" calcext:value-type="float">
            <text:p>0</text:p>
          </table:table-cell>
          <table:table-cell table:formula="of:=OFFSET([$Sheet1.G$1];MATCH([.$A17];[$Sheet1.$A$1:$Sheet1.$A$1048576])-1;0)" office:value-type="float" office:value="0" calcext:value-type="float">
            <text:p>0</text:p>
          </table:table-cell>
          <table:table-cell table:style-name="ce27" table:formula="of:=OFFSET([$Sheet1.H$1];MATCH([.$A17];[$Sheet1.$A$1:$Sheet1.$A$1048576])-1;0)" office:value-type="float" office:value="0" calcext:value-type="float">
            <text:p>0</text:p>
          </table:table-cell>
          <table:table-cell table:style-name="ce27" table:formula="of:=OFFSET([$Sheet1.I$1];MATCH([.$A17];[$Sheet1.$A$1:$Sheet1.$A$1048576])-1;0)" office:value-type="float" office:value="0" calcext:value-type="float">
            <text:p>0</text:p>
          </table:table-cell>
          <table:table-cell table:style-name="ce24" table:formula="of:=OFFSET([$Sheet1.J$1];MATCH([.$A17];[$Sheet1.$A$1:$Sheet1.$A$1048576])-1;0)" office:value-type="float" office:value="0" calcext:value-type="float">
            <text:p>0</text:p>
          </table:table-cell>
          <table:table-cell table:formula="of:=DATE([.F17];[.G17];[.H17])" office:value-type="date" office:date-value="1999-11-30" calcext:value-type="date">
            <text:p>Tue, Nov 30, 99</text:p>
          </table:table-cell>
          <table:table-cell table:style-name="ce24" table:formula="of:=OFFSET([$Sheet1.K$1];MATCH([.$A17];[$Sheet1.$A$1:$Sheet1.$A$1048576])-1;0)" office:value-type="float" office:value="0" calcext:value-type="float">
            <text:p>0</text:p>
          </table:table-cell>
          <table:table-cell table:style-name="ce24" table:formula="of:=OFFSET([$Sheet1.L$1];MATCH([.$A17];[$Sheet1.$A$1:$Sheet1.$A$1048576])-1;0)" office:value-type="float" office:value="0" calcext:value-type="float">
            <text:p>0</text:p>
          </table:table-cell>
          <table:table-cell table:style-name="ce24" table:formula="of:=OFFSET([$Sheet1.M$1];MATCH([.$A17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18];[$Sheet1.$A$1:$Sheet1.$A$1048576])-1;0)" office:value-type="float" office:value="0" calcext:value-type="float">
            <text:p>0</text:p>
          </table:table-cell>
          <table:table-cell table:formula="of:=OFFSET([$Sheet1.B$1];MATCH([.$A18];[$Sheet1.$A$1:$Sheet1.$A$1048576])-1;0)" office:value-type="float" office:value="0" calcext:value-type="float">
            <text:p>0</text:p>
          </table:table-cell>
          <table:table-cell table:style-name="ce27" table:formula="of:=OFFSET([$Sheet1.C$1];MATCH([.$A18];[$Sheet1.$A$1:$Sheet1.$A$1048576])-1;0)" office:value-type="float" office:value="0" calcext:value-type="float">
            <text:p>0</text:p>
          </table:table-cell>
          <table:table-cell table:style-name="ce27" table:formula="of:=OFFSET([$Sheet1.D$1];MATCH([.$A18];[$Sheet1.$A$1:$Sheet1.$A$1048576])-1;0)" office:value-type="float" office:value="0" calcext:value-type="float">
            <text:p>0</text:p>
          </table:table-cell>
          <table:table-cell table:formula="of:=OFFSET([$Sheet1.E$1];MATCH([.$A18];[$Sheet1.$A$1:$Sheet1.$A$1048576])-1;0)" office:value-type="float" office:value="0" calcext:value-type="float">
            <text:p>0</text:p>
          </table:table-cell>
          <table:table-cell table:formula="of:=OFFSET([$Sheet1.F$1];MATCH([.$A18];[$Sheet1.$A$1:$Sheet1.$A$1048576])-1;0)" office:value-type="float" office:value="0" calcext:value-type="float">
            <text:p>0</text:p>
          </table:table-cell>
          <table:table-cell table:formula="of:=OFFSET([$Sheet1.G$1];MATCH([.$A18];[$Sheet1.$A$1:$Sheet1.$A$1048576])-1;0)" office:value-type="float" office:value="0" calcext:value-type="float">
            <text:p>0</text:p>
          </table:table-cell>
          <table:table-cell table:style-name="ce27" table:formula="of:=OFFSET([$Sheet1.H$1];MATCH([.$A18];[$Sheet1.$A$1:$Sheet1.$A$1048576])-1;0)" office:value-type="float" office:value="0" calcext:value-type="float">
            <text:p>0</text:p>
          </table:table-cell>
          <table:table-cell table:style-name="ce27" table:formula="of:=OFFSET([$Sheet1.I$1];MATCH([.$A18];[$Sheet1.$A$1:$Sheet1.$A$1048576])-1;0)" office:value-type="float" office:value="0" calcext:value-type="float">
            <text:p>0</text:p>
          </table:table-cell>
          <table:table-cell table:style-name="ce24" table:formula="of:=OFFSET([$Sheet1.J$1];MATCH([.$A18];[$Sheet1.$A$1:$Sheet1.$A$1048576])-1;0)" office:value-type="float" office:value="0" calcext:value-type="float">
            <text:p>0</text:p>
          </table:table-cell>
          <table:table-cell table:formula="of:=DATE([.F18];[.G18];[.H18])" office:value-type="date" office:date-value="1999-11-30" calcext:value-type="date">
            <text:p>Tue, Nov 30, 99</text:p>
          </table:table-cell>
          <table:table-cell table:style-name="ce24" table:formula="of:=OFFSET([$Sheet1.K$1];MATCH([.$A18];[$Sheet1.$A$1:$Sheet1.$A$1048576])-1;0)" office:value-type="float" office:value="0" calcext:value-type="float">
            <text:p>0</text:p>
          </table:table-cell>
          <table:table-cell table:style-name="ce24" table:formula="of:=OFFSET([$Sheet1.L$1];MATCH([.$A18];[$Sheet1.$A$1:$Sheet1.$A$1048576])-1;0)" office:value-type="float" office:value="0" calcext:value-type="float">
            <text:p>0</text:p>
          </table:table-cell>
          <table:table-cell table:style-name="ce24" table:formula="of:=OFFSET([$Sheet1.M$1];MATCH([.$A18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19];[$Sheet1.$A$1:$Sheet1.$A$1048576])-1;0)" office:value-type="float" office:value="0" calcext:value-type="float">
            <text:p>0</text:p>
          </table:table-cell>
          <table:table-cell table:formula="of:=OFFSET([$Sheet1.B$1];MATCH([.$A19];[$Sheet1.$A$1:$Sheet1.$A$1048576])-1;0)" office:value-type="float" office:value="0" calcext:value-type="float">
            <text:p>0</text:p>
          </table:table-cell>
          <table:table-cell table:style-name="ce27" table:formula="of:=OFFSET([$Sheet1.C$1];MATCH([.$A19];[$Sheet1.$A$1:$Sheet1.$A$1048576])-1;0)" office:value-type="float" office:value="0" calcext:value-type="float">
            <text:p>0</text:p>
          </table:table-cell>
          <table:table-cell table:style-name="ce27" table:formula="of:=OFFSET([$Sheet1.D$1];MATCH([.$A19];[$Sheet1.$A$1:$Sheet1.$A$1048576])-1;0)" office:value-type="float" office:value="0" calcext:value-type="float">
            <text:p>0</text:p>
          </table:table-cell>
          <table:table-cell table:formula="of:=OFFSET([$Sheet1.E$1];MATCH([.$A19];[$Sheet1.$A$1:$Sheet1.$A$1048576])-1;0)" office:value-type="float" office:value="0" calcext:value-type="float">
            <text:p>0</text:p>
          </table:table-cell>
          <table:table-cell table:formula="of:=OFFSET([$Sheet1.F$1];MATCH([.$A19];[$Sheet1.$A$1:$Sheet1.$A$1048576])-1;0)" office:value-type="float" office:value="0" calcext:value-type="float">
            <text:p>0</text:p>
          </table:table-cell>
          <table:table-cell table:formula="of:=OFFSET([$Sheet1.G$1];MATCH([.$A19];[$Sheet1.$A$1:$Sheet1.$A$1048576])-1;0)" office:value-type="float" office:value="0" calcext:value-type="float">
            <text:p>0</text:p>
          </table:table-cell>
          <table:table-cell table:style-name="ce27" table:formula="of:=OFFSET([$Sheet1.H$1];MATCH([.$A19];[$Sheet1.$A$1:$Sheet1.$A$1048576])-1;0)" office:value-type="float" office:value="0" calcext:value-type="float">
            <text:p>0</text:p>
          </table:table-cell>
          <table:table-cell table:style-name="ce27" table:formula="of:=OFFSET([$Sheet1.I$1];MATCH([.$A19];[$Sheet1.$A$1:$Sheet1.$A$1048576])-1;0)" office:value-type="float" office:value="0" calcext:value-type="float">
            <text:p>0</text:p>
          </table:table-cell>
          <table:table-cell table:style-name="ce24" table:formula="of:=OFFSET([$Sheet1.J$1];MATCH([.$A19];[$Sheet1.$A$1:$Sheet1.$A$1048576])-1;0)" office:value-type="float" office:value="0" calcext:value-type="float">
            <text:p>0</text:p>
          </table:table-cell>
          <table:table-cell table:formula="of:=DATE([.F19];[.G19];[.H19])" office:value-type="date" office:date-value="1999-11-30" calcext:value-type="date">
            <text:p>Tue, Nov 30, 99</text:p>
          </table:table-cell>
          <table:table-cell table:style-name="ce24" table:formula="of:=OFFSET([$Sheet1.K$1];MATCH([.$A19];[$Sheet1.$A$1:$Sheet1.$A$1048576])-1;0)" office:value-type="float" office:value="0" calcext:value-type="float">
            <text:p>0</text:p>
          </table:table-cell>
          <table:table-cell table:style-name="ce24" table:formula="of:=OFFSET([$Sheet1.L$1];MATCH([.$A19];[$Sheet1.$A$1:$Sheet1.$A$1048576])-1;0)" office:value-type="float" office:value="0" calcext:value-type="float">
            <text:p>0</text:p>
          </table:table-cell>
          <table:table-cell table:style-name="ce24" table:formula="of:=OFFSET([$Sheet1.M$1];MATCH([.$A19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20];[$Sheet1.$A$1:$Sheet1.$A$1048576])-1;0)" office:value-type="float" office:value="0" calcext:value-type="float">
            <text:p>0</text:p>
          </table:table-cell>
          <table:table-cell table:formula="of:=OFFSET([$Sheet1.B$1];MATCH([.$A20];[$Sheet1.$A$1:$Sheet1.$A$1048576])-1;0)" office:value-type="float" office:value="0" calcext:value-type="float">
            <text:p>0</text:p>
          </table:table-cell>
          <table:table-cell table:style-name="ce27" table:formula="of:=OFFSET([$Sheet1.C$1];MATCH([.$A20];[$Sheet1.$A$1:$Sheet1.$A$1048576])-1;0)" office:value-type="float" office:value="0" calcext:value-type="float">
            <text:p>0</text:p>
          </table:table-cell>
          <table:table-cell table:style-name="ce27" table:formula="of:=OFFSET([$Sheet1.D$1];MATCH([.$A20];[$Sheet1.$A$1:$Sheet1.$A$1048576])-1;0)" office:value-type="float" office:value="0" calcext:value-type="float">
            <text:p>0</text:p>
          </table:table-cell>
          <table:table-cell table:formula="of:=OFFSET([$Sheet1.E$1];MATCH([.$A20];[$Sheet1.$A$1:$Sheet1.$A$1048576])-1;0)" office:value-type="float" office:value="0" calcext:value-type="float">
            <text:p>0</text:p>
          </table:table-cell>
          <table:table-cell table:formula="of:=OFFSET([$Sheet1.F$1];MATCH([.$A20];[$Sheet1.$A$1:$Sheet1.$A$1048576])-1;0)" office:value-type="float" office:value="0" calcext:value-type="float">
            <text:p>0</text:p>
          </table:table-cell>
          <table:table-cell table:formula="of:=OFFSET([$Sheet1.G$1];MATCH([.$A20];[$Sheet1.$A$1:$Sheet1.$A$1048576])-1;0)" office:value-type="float" office:value="0" calcext:value-type="float">
            <text:p>0</text:p>
          </table:table-cell>
          <table:table-cell table:style-name="ce27" table:formula="of:=OFFSET([$Sheet1.H$1];MATCH([.$A20];[$Sheet1.$A$1:$Sheet1.$A$1048576])-1;0)" office:value-type="float" office:value="0" calcext:value-type="float">
            <text:p>0</text:p>
          </table:table-cell>
          <table:table-cell table:style-name="ce27" table:formula="of:=OFFSET([$Sheet1.I$1];MATCH([.$A20];[$Sheet1.$A$1:$Sheet1.$A$1048576])-1;0)" office:value-type="float" office:value="0" calcext:value-type="float">
            <text:p>0</text:p>
          </table:table-cell>
          <table:table-cell table:style-name="ce24" table:formula="of:=OFFSET([$Sheet1.J$1];MATCH([.$A20];[$Sheet1.$A$1:$Sheet1.$A$1048576])-1;0)" office:value-type="float" office:value="0" calcext:value-type="float">
            <text:p>0</text:p>
          </table:table-cell>
          <table:table-cell table:formula="of:=DATE([.F20];[.G20];[.H20])" office:value-type="date" office:date-value="1999-11-30" calcext:value-type="date">
            <text:p>Tue, Nov 30, 99</text:p>
          </table:table-cell>
          <table:table-cell table:style-name="ce24" table:formula="of:=OFFSET([$Sheet1.K$1];MATCH([.$A20];[$Sheet1.$A$1:$Sheet1.$A$1048576])-1;0)" office:value-type="float" office:value="0" calcext:value-type="float">
            <text:p>0</text:p>
          </table:table-cell>
          <table:table-cell table:style-name="ce24" table:formula="of:=OFFSET([$Sheet1.L$1];MATCH([.$A20];[$Sheet1.$A$1:$Sheet1.$A$1048576])-1;0)" office:value-type="float" office:value="0" calcext:value-type="float">
            <text:p>0</text:p>
          </table:table-cell>
          <table:table-cell table:style-name="ce24" table:formula="of:=OFFSET([$Sheet1.M$1];MATCH([.$A20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21];[$Sheet1.$A$1:$Sheet1.$A$1048576])-1;0)" office:value-type="float" office:value="0" calcext:value-type="float">
            <text:p>0</text:p>
          </table:table-cell>
          <table:table-cell table:formula="of:=OFFSET([$Sheet1.B$1];MATCH([.$A21];[$Sheet1.$A$1:$Sheet1.$A$1048576])-1;0)" office:value-type="float" office:value="0" calcext:value-type="float">
            <text:p>0</text:p>
          </table:table-cell>
          <table:table-cell table:style-name="ce27" table:formula="of:=OFFSET([$Sheet1.C$1];MATCH([.$A21];[$Sheet1.$A$1:$Sheet1.$A$1048576])-1;0)" office:value-type="float" office:value="0" calcext:value-type="float">
            <text:p>0</text:p>
          </table:table-cell>
          <table:table-cell table:style-name="ce27" table:formula="of:=OFFSET([$Sheet1.D$1];MATCH([.$A21];[$Sheet1.$A$1:$Sheet1.$A$1048576])-1;0)" office:value-type="float" office:value="0" calcext:value-type="float">
            <text:p>0</text:p>
          </table:table-cell>
          <table:table-cell table:formula="of:=OFFSET([$Sheet1.E$1];MATCH([.$A21];[$Sheet1.$A$1:$Sheet1.$A$1048576])-1;0)" office:value-type="float" office:value="0" calcext:value-type="float">
            <text:p>0</text:p>
          </table:table-cell>
          <table:table-cell table:formula="of:=OFFSET([$Sheet1.F$1];MATCH([.$A21];[$Sheet1.$A$1:$Sheet1.$A$1048576])-1;0)" office:value-type="float" office:value="0" calcext:value-type="float">
            <text:p>0</text:p>
          </table:table-cell>
          <table:table-cell table:formula="of:=OFFSET([$Sheet1.G$1];MATCH([.$A21];[$Sheet1.$A$1:$Sheet1.$A$1048576])-1;0)" office:value-type="float" office:value="0" calcext:value-type="float">
            <text:p>0</text:p>
          </table:table-cell>
          <table:table-cell table:style-name="ce27" table:formula="of:=OFFSET([$Sheet1.H$1];MATCH([.$A21];[$Sheet1.$A$1:$Sheet1.$A$1048576])-1;0)" office:value-type="float" office:value="0" calcext:value-type="float">
            <text:p>0</text:p>
          </table:table-cell>
          <table:table-cell table:style-name="ce27" table:formula="of:=OFFSET([$Sheet1.I$1];MATCH([.$A21];[$Sheet1.$A$1:$Sheet1.$A$1048576])-1;0)" office:value-type="float" office:value="0" calcext:value-type="float">
            <text:p>0</text:p>
          </table:table-cell>
          <table:table-cell table:style-name="ce24" table:formula="of:=OFFSET([$Sheet1.J$1];MATCH([.$A21];[$Sheet1.$A$1:$Sheet1.$A$1048576])-1;0)" office:value-type="float" office:value="0" calcext:value-type="float">
            <text:p>0</text:p>
          </table:table-cell>
          <table:table-cell table:formula="of:=DATE([.F21];[.G21];[.H21])" office:value-type="date" office:date-value="1999-11-30" calcext:value-type="date">
            <text:p>Tue, Nov 30, 99</text:p>
          </table:table-cell>
          <table:table-cell table:style-name="ce24" table:formula="of:=OFFSET([$Sheet1.K$1];MATCH([.$A21];[$Sheet1.$A$1:$Sheet1.$A$1048576])-1;0)" office:value-type="float" office:value="0" calcext:value-type="float">
            <text:p>0</text:p>
          </table:table-cell>
          <table:table-cell table:style-name="ce24" table:formula="of:=OFFSET([$Sheet1.L$1];MATCH([.$A21];[$Sheet1.$A$1:$Sheet1.$A$1048576])-1;0)" office:value-type="float" office:value="0" calcext:value-type="float">
            <text:p>0</text:p>
          </table:table-cell>
          <table:table-cell table:style-name="ce24" table:formula="of:=OFFSET([$Sheet1.M$1];MATCH([.$A21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22];[$Sheet1.$A$1:$Sheet1.$A$1048576])-1;0)" office:value-type="float" office:value="0" calcext:value-type="float">
            <text:p>0</text:p>
          </table:table-cell>
          <table:table-cell table:formula="of:=OFFSET([$Sheet1.B$1];MATCH([.$A22];[$Sheet1.$A$1:$Sheet1.$A$1048576])-1;0)" office:value-type="float" office:value="0" calcext:value-type="float">
            <text:p>0</text:p>
          </table:table-cell>
          <table:table-cell table:style-name="ce27" table:formula="of:=OFFSET([$Sheet1.C$1];MATCH([.$A22];[$Sheet1.$A$1:$Sheet1.$A$1048576])-1;0)" office:value-type="float" office:value="0" calcext:value-type="float">
            <text:p>0</text:p>
          </table:table-cell>
          <table:table-cell table:style-name="ce27" table:formula="of:=OFFSET([$Sheet1.D$1];MATCH([.$A22];[$Sheet1.$A$1:$Sheet1.$A$1048576])-1;0)" office:value-type="float" office:value="0" calcext:value-type="float">
            <text:p>0</text:p>
          </table:table-cell>
          <table:table-cell table:formula="of:=OFFSET([$Sheet1.E$1];MATCH([.$A22];[$Sheet1.$A$1:$Sheet1.$A$1048576])-1;0)" office:value-type="float" office:value="0" calcext:value-type="float">
            <text:p>0</text:p>
          </table:table-cell>
          <table:table-cell table:formula="of:=OFFSET([$Sheet1.F$1];MATCH([.$A22];[$Sheet1.$A$1:$Sheet1.$A$1048576])-1;0)" office:value-type="float" office:value="0" calcext:value-type="float">
            <text:p>0</text:p>
          </table:table-cell>
          <table:table-cell table:formula="of:=OFFSET([$Sheet1.G$1];MATCH([.$A22];[$Sheet1.$A$1:$Sheet1.$A$1048576])-1;0)" office:value-type="float" office:value="0" calcext:value-type="float">
            <text:p>0</text:p>
          </table:table-cell>
          <table:table-cell table:style-name="ce27" table:formula="of:=OFFSET([$Sheet1.H$1];MATCH([.$A22];[$Sheet1.$A$1:$Sheet1.$A$1048576])-1;0)" office:value-type="float" office:value="0" calcext:value-type="float">
            <text:p>0</text:p>
          </table:table-cell>
          <table:table-cell table:style-name="ce27" table:formula="of:=OFFSET([$Sheet1.I$1];MATCH([.$A22];[$Sheet1.$A$1:$Sheet1.$A$1048576])-1;0)" office:value-type="float" office:value="0" calcext:value-type="float">
            <text:p>0</text:p>
          </table:table-cell>
          <table:table-cell table:style-name="ce24" table:formula="of:=OFFSET([$Sheet1.J$1];MATCH([.$A22];[$Sheet1.$A$1:$Sheet1.$A$1048576])-1;0)" office:value-type="float" office:value="0" calcext:value-type="float">
            <text:p>0</text:p>
          </table:table-cell>
          <table:table-cell table:formula="of:=DATE([.F22];[.G22];[.H22])" office:value-type="date" office:date-value="1999-11-30" calcext:value-type="date">
            <text:p>Tue, Nov 30, 99</text:p>
          </table:table-cell>
          <table:table-cell table:style-name="ce24" table:formula="of:=OFFSET([$Sheet1.K$1];MATCH([.$A22];[$Sheet1.$A$1:$Sheet1.$A$1048576])-1;0)" office:value-type="float" office:value="0" calcext:value-type="float">
            <text:p>0</text:p>
          </table:table-cell>
          <table:table-cell table:style-name="ce24" table:formula="of:=OFFSET([$Sheet1.L$1];MATCH([.$A22];[$Sheet1.$A$1:$Sheet1.$A$1048576])-1;0)" office:value-type="float" office:value="0" calcext:value-type="float">
            <text:p>0</text:p>
          </table:table-cell>
          <table:table-cell table:style-name="ce24" table:formula="of:=OFFSET([$Sheet1.M$1];MATCH([.$A22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23];[$Sheet1.$A$1:$Sheet1.$A$1048576])-1;0)" office:value-type="float" office:value="0" calcext:value-type="float">
            <text:p>0</text:p>
          </table:table-cell>
          <table:table-cell table:formula="of:=OFFSET([$Sheet1.B$1];MATCH([.$A23];[$Sheet1.$A$1:$Sheet1.$A$1048576])-1;0)" office:value-type="float" office:value="0" calcext:value-type="float">
            <text:p>0</text:p>
          </table:table-cell>
          <table:table-cell table:style-name="ce27" table:formula="of:=OFFSET([$Sheet1.C$1];MATCH([.$A23];[$Sheet1.$A$1:$Sheet1.$A$1048576])-1;0)" office:value-type="float" office:value="0" calcext:value-type="float">
            <text:p>0</text:p>
          </table:table-cell>
          <table:table-cell table:style-name="ce27" table:formula="of:=OFFSET([$Sheet1.D$1];MATCH([.$A23];[$Sheet1.$A$1:$Sheet1.$A$1048576])-1;0)" office:value-type="float" office:value="0" calcext:value-type="float">
            <text:p>0</text:p>
          </table:table-cell>
          <table:table-cell table:formula="of:=OFFSET([$Sheet1.E$1];MATCH([.$A23];[$Sheet1.$A$1:$Sheet1.$A$1048576])-1;0)" office:value-type="float" office:value="0" calcext:value-type="float">
            <text:p>0</text:p>
          </table:table-cell>
          <table:table-cell table:formula="of:=OFFSET([$Sheet1.F$1];MATCH([.$A23];[$Sheet1.$A$1:$Sheet1.$A$1048576])-1;0)" office:value-type="float" office:value="0" calcext:value-type="float">
            <text:p>0</text:p>
          </table:table-cell>
          <table:table-cell table:formula="of:=OFFSET([$Sheet1.G$1];MATCH([.$A23];[$Sheet1.$A$1:$Sheet1.$A$1048576])-1;0)" office:value-type="float" office:value="0" calcext:value-type="float">
            <text:p>0</text:p>
          </table:table-cell>
          <table:table-cell table:style-name="ce27" table:formula="of:=OFFSET([$Sheet1.H$1];MATCH([.$A23];[$Sheet1.$A$1:$Sheet1.$A$1048576])-1;0)" office:value-type="float" office:value="0" calcext:value-type="float">
            <text:p>0</text:p>
          </table:table-cell>
          <table:table-cell table:style-name="ce27" table:formula="of:=OFFSET([$Sheet1.I$1];MATCH([.$A23];[$Sheet1.$A$1:$Sheet1.$A$1048576])-1;0)" office:value-type="float" office:value="0" calcext:value-type="float">
            <text:p>0</text:p>
          </table:table-cell>
          <table:table-cell table:style-name="ce24" table:formula="of:=OFFSET([$Sheet1.J$1];MATCH([.$A23];[$Sheet1.$A$1:$Sheet1.$A$1048576])-1;0)" office:value-type="float" office:value="0" calcext:value-type="float">
            <text:p>0</text:p>
          </table:table-cell>
          <table:table-cell table:formula="of:=DATE([.F23];[.G23];[.H23])" office:value-type="date" office:date-value="1999-11-30" calcext:value-type="date">
            <text:p>Tue, Nov 30, 99</text:p>
          </table:table-cell>
          <table:table-cell table:style-name="ce24" table:formula="of:=OFFSET([$Sheet1.K$1];MATCH([.$A23];[$Sheet1.$A$1:$Sheet1.$A$1048576])-1;0)" office:value-type="float" office:value="0" calcext:value-type="float">
            <text:p>0</text:p>
          </table:table-cell>
          <table:table-cell table:style-name="ce24" table:formula="of:=OFFSET([$Sheet1.L$1];MATCH([.$A23];[$Sheet1.$A$1:$Sheet1.$A$1048576])-1;0)" office:value-type="float" office:value="0" calcext:value-type="float">
            <text:p>0</text:p>
          </table:table-cell>
          <table:table-cell table:style-name="ce24" table:formula="of:=OFFSET([$Sheet1.M$1];MATCH([.$A23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24];[$Sheet1.$A$1:$Sheet1.$A$1048576])-1;0)" office:value-type="float" office:value="0" calcext:value-type="float">
            <text:p>0</text:p>
          </table:table-cell>
          <table:table-cell table:formula="of:=OFFSET([$Sheet1.B$1];MATCH([.$A24];[$Sheet1.$A$1:$Sheet1.$A$1048576])-1;0)" office:value-type="float" office:value="0" calcext:value-type="float">
            <text:p>0</text:p>
          </table:table-cell>
          <table:table-cell table:style-name="ce27" table:formula="of:=OFFSET([$Sheet1.C$1];MATCH([.$A24];[$Sheet1.$A$1:$Sheet1.$A$1048576])-1;0)" office:value-type="float" office:value="0" calcext:value-type="float">
            <text:p>0</text:p>
          </table:table-cell>
          <table:table-cell table:style-name="ce27" table:formula="of:=OFFSET([$Sheet1.D$1];MATCH([.$A24];[$Sheet1.$A$1:$Sheet1.$A$1048576])-1;0)" office:value-type="float" office:value="0" calcext:value-type="float">
            <text:p>0</text:p>
          </table:table-cell>
          <table:table-cell table:formula="of:=OFFSET([$Sheet1.E$1];MATCH([.$A24];[$Sheet1.$A$1:$Sheet1.$A$1048576])-1;0)" office:value-type="float" office:value="0" calcext:value-type="float">
            <text:p>0</text:p>
          </table:table-cell>
          <table:table-cell table:formula="of:=OFFSET([$Sheet1.F$1];MATCH([.$A24];[$Sheet1.$A$1:$Sheet1.$A$1048576])-1;0)" office:value-type="float" office:value="0" calcext:value-type="float">
            <text:p>0</text:p>
          </table:table-cell>
          <table:table-cell table:formula="of:=OFFSET([$Sheet1.G$1];MATCH([.$A24];[$Sheet1.$A$1:$Sheet1.$A$1048576])-1;0)" office:value-type="float" office:value="0" calcext:value-type="float">
            <text:p>0</text:p>
          </table:table-cell>
          <table:table-cell table:style-name="ce27" table:formula="of:=OFFSET([$Sheet1.H$1];MATCH([.$A24];[$Sheet1.$A$1:$Sheet1.$A$1048576])-1;0)" office:value-type="float" office:value="0" calcext:value-type="float">
            <text:p>0</text:p>
          </table:table-cell>
          <table:table-cell table:style-name="ce27" table:formula="of:=OFFSET([$Sheet1.I$1];MATCH([.$A24];[$Sheet1.$A$1:$Sheet1.$A$1048576])-1;0)" office:value-type="float" office:value="0" calcext:value-type="float">
            <text:p>0</text:p>
          </table:table-cell>
          <table:table-cell table:style-name="ce24" table:formula="of:=OFFSET([$Sheet1.J$1];MATCH([.$A24];[$Sheet1.$A$1:$Sheet1.$A$1048576])-1;0)" office:value-type="float" office:value="0" calcext:value-type="float">
            <text:p>0</text:p>
          </table:table-cell>
          <table:table-cell table:formula="of:=DATE([.F24];[.G24];[.H24])" office:value-type="date" office:date-value="1999-11-30" calcext:value-type="date">
            <text:p>Tue, Nov 30, 99</text:p>
          </table:table-cell>
          <table:table-cell table:style-name="ce24" table:formula="of:=OFFSET([$Sheet1.K$1];MATCH([.$A24];[$Sheet1.$A$1:$Sheet1.$A$1048576])-1;0)" office:value-type="float" office:value="0" calcext:value-type="float">
            <text:p>0</text:p>
          </table:table-cell>
          <table:table-cell table:style-name="ce24" table:formula="of:=OFFSET([$Sheet1.L$1];MATCH([.$A24];[$Sheet1.$A$1:$Sheet1.$A$1048576])-1;0)" office:value-type="float" office:value="0" calcext:value-type="float">
            <text:p>0</text:p>
          </table:table-cell>
          <table:table-cell table:style-name="ce24" table:formula="of:=OFFSET([$Sheet1.M$1];MATCH([.$A24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0" calcext:value-type="float">
            <text:p>0</text:p>
          </table:table-cell>
          <table:table-cell table:formula="of:=OFFSET([$Sheet1.A$1];MATCH([.$A25];[$Sheet1.$A$1:$Sheet1.$A$1048576])-1;0)" office:value-type="float" office:value="0" calcext:value-type="float">
            <text:p>0</text:p>
          </table:table-cell>
          <table:table-cell table:formula="of:=OFFSET([$Sheet1.B$1];MATCH([.$A25];[$Sheet1.$A$1:$Sheet1.$A$1048576])-1;0)" office:value-type="float" office:value="0" calcext:value-type="float">
            <text:p>0</text:p>
          </table:table-cell>
          <table:table-cell table:style-name="ce27" table:formula="of:=OFFSET([$Sheet1.C$1];MATCH([.$A25];[$Sheet1.$A$1:$Sheet1.$A$1048576])-1;0)" office:value-type="float" office:value="0" calcext:value-type="float">
            <text:p>0</text:p>
          </table:table-cell>
          <table:table-cell table:style-name="ce27" table:formula="of:=OFFSET([$Sheet1.D$1];MATCH([.$A25];[$Sheet1.$A$1:$Sheet1.$A$1048576])-1;0)" office:value-type="float" office:value="0" calcext:value-type="float">
            <text:p>0</text:p>
          </table:table-cell>
          <table:table-cell table:formula="of:=OFFSET([$Sheet1.E$1];MATCH([.$A25];[$Sheet1.$A$1:$Sheet1.$A$1048576])-1;0)" office:value-type="float" office:value="0" calcext:value-type="float">
            <text:p>0</text:p>
          </table:table-cell>
          <table:table-cell table:formula="of:=OFFSET([$Sheet1.F$1];MATCH([.$A25];[$Sheet1.$A$1:$Sheet1.$A$1048576])-1;0)" office:value-type="float" office:value="0" calcext:value-type="float">
            <text:p>0</text:p>
          </table:table-cell>
          <table:table-cell table:formula="of:=OFFSET([$Sheet1.G$1];MATCH([.$A25];[$Sheet1.$A$1:$Sheet1.$A$1048576])-1;0)" office:value-type="float" office:value="0" calcext:value-type="float">
            <text:p>0</text:p>
          </table:table-cell>
          <table:table-cell table:style-name="ce27" table:formula="of:=OFFSET([$Sheet1.H$1];MATCH([.$A25];[$Sheet1.$A$1:$Sheet1.$A$1048576])-1;0)" office:value-type="float" office:value="0" calcext:value-type="float">
            <text:p>0</text:p>
          </table:table-cell>
          <table:table-cell table:style-name="ce27" table:formula="of:=OFFSET([$Sheet1.I$1];MATCH([.$A25];[$Sheet1.$A$1:$Sheet1.$A$1048576])-1;0)" office:value-type="float" office:value="0" calcext:value-type="float">
            <text:p>0</text:p>
          </table:table-cell>
          <table:table-cell table:style-name="ce24" table:formula="of:=OFFSET([$Sheet1.J$1];MATCH([.$A25];[$Sheet1.$A$1:$Sheet1.$A$1048576])-1;0)" office:value-type="float" office:value="0" calcext:value-type="float">
            <text:p>0</text:p>
          </table:table-cell>
          <table:table-cell table:formula="of:=DATE([.F25];[.G25];[.H25])" office:value-type="date" office:date-value="1999-11-30" calcext:value-type="date">
            <text:p>Tue, Nov 30, 99</text:p>
          </table:table-cell>
          <table:table-cell table:style-name="ce24" table:formula="of:=OFFSET([$Sheet1.K$1];MATCH([.$A25];[$Sheet1.$A$1:$Sheet1.$A$1048576])-1;0)" office:value-type="float" office:value="0" calcext:value-type="float">
            <text:p>0</text:p>
          </table:table-cell>
          <table:table-cell table:style-name="ce24" table:formula="of:=OFFSET([$Sheet1.L$1];MATCH([.$A25];[$Sheet1.$A$1:$Sheet1.$A$1048576])-1;0)" office:value-type="float" office:value="0" calcext:value-type="float">
            <text:p>0</text:p>
          </table:table-cell>
          <table:table-cell table:style-name="ce24" table:formula="of:=OFFSET([$Sheet1.M$1];MATCH([.$A25];[$Sheet1.$A$1:$Sheet1.$A$1048576])-1;0)" office:value-type="float" office:value="0" calcext:value-type="float">
            <text:p>0</text:p>
          </table:table-cell>
          <table:table-cell table:number-columns-repeated="1008"/>
        </table:table-row>
        <table:table-row table:style-name="ro5" table:number-rows-repeated="3">
          <table:table-cell table:number-columns-repeated="9"/>
          <table:table-cell table:style-name="ce29"/>
          <table:table-cell table:number-columns-repeated="1013"/>
        </table:table-row>
        <table:table-row table:style-name="ro5" table:number-rows-repeated="1048547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o_save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3" table:default-cell-style-name="ce70"/>
        <table:table-column table:style-name="co4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11" table:number-columns-repeated="1010" table:default-cell-style-name="Default"/>
        <table:table-row table:style-name="ro3">
          <table:table-cell table:style-name="ce63" office:value-type="string" calcext:value-type="string">
            <text:p>log</text:p>
          </table:table-cell>
          <table:table-cell table:style-name="ce63" office:value-type="string" calcext:value-type="string">
            <text:p>#</text:p>
          </table:table-cell>
          <table:table-cell table:style-name="ce63" office:value-type="string" calcext:value-type="string">
            <text:p>Fish species</text:p>
          </table:table-cell>
          <table:table-cell table:style-name="ce63" office:value-type="string" calcext:value-type="string">
            <text:p>Fishing spot name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month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Pattern name</text:p>
          </table:table-cell>
          <table:table-cell table:style-name="ce63" office:value-type="string" calcext:value-type="string">
            <text:p>Pattern color</text:p>
          </table:table-cell>
          <table:table-cell table:style-name="ce63" office:value-type="string" calcext:value-type="string">
            <text:p>temp</text:p>
          </table:table-cell>
          <table:table-cell table:style-name="ce69" office:value-type="string" calcext:value-type="string">
            <text:p>Date</text:p>
          </table:table-cell>
          <table:table-cell table:style-name="ce63" office:value-type="string" calcext:value-type="string">
            <text:p>Lake#</text:p>
          </table:table-cell>
          <table:table-cell table:style-name="ce63" office:value-type="string" calcext:value-type="string">
            <text:p>Flys#</text:p>
          </table:table-cell>
          <table:table-cell table:style-name="ce63" office:value-type="string" calcext:value-type="string">
            <text:p>fish#</text:p>
          </table:table-cell>
          <table:table-cell table:style-name="ce63" office:value-type="string" calcext:value-type="string">
            <text:p>swami</text:p>
          </table:table-cell>
          <table:table-cell table:style-name="ce63" office:value-type="string" calcext:value-type="string">
            <text:p>Pictures</text:p>
          </table:table-cell>
          <table:table-cell table:style-name="ce63" table:number-columns-repeated="100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ay Lakes (Telegraph Park)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Olive</text:p>
          </table:table-cell>
          <table:table-cell office:value-type="float" office:value="38" calcext:value-type="float">
            <text:p>38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434" calcext:value-type="float">
            <text:p>44434</text:p>
          </table:table-cell>
          <table:table-cell office:value-type="string" calcext:value-type="string">
            <text:p>lake picture</text:p>
          </table:table-cell>
          <table:table-cell table:number-columns-repeated="100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Fort Lions Community Fish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395" calcext:value-type="float">
            <text:p>44395</text:p>
          </table:table-cell>
          <table:table-cell table:number-columns-repeated="100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ger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34" calcext:value-type="float">
            <text:p>34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355" calcext:value-type="float">
            <text:p>44355</text:p>
          </table:table-cell>
          <table:table-cell office:value-type="string" calcext:value-type="string">
            <text:p>lake picture</text:p>
          </table:table-cell>
          <table:table-cell table:number-columns-repeated="100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34" calcext:value-type="float">
            <text:p>34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355" calcext:value-type="float">
            <text:p>44355</text:p>
          </table:table-cell>
          <table:table-cell table:number-columns-repeated="100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ger trout</text:p>
          </table:table-cell>
          <table:table-cell office:value-type="string" calcext:value-type="string">
            <text:p>Fort Lions Community Fish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agon Fly</text:p>
          </table:table-cell>
          <table:table-cell office:value-type="string" calcext:value-type="string">
            <text:p>Olive</text:p>
          </table:table-cell>
          <table:table-cell office:value-type="float" office:value="32" calcext:value-type="float">
            <text:p>32</text:p>
          </table:table-cell>
          <table:table-cell office:value-type="date" office:date-value="2022-10-13" calcext:value-type="date">
            <text:p>2022-10-13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4334" calcext:value-type="float">
            <text:p>44334</text:p>
          </table:table-cell>
          <table:table-cell table:number-columns-repeated="100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Fort Lions Community Fish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agon Fly</text:p>
          </table:table-cell>
          <table:table-cell office:value-type="string" calcext:value-type="string">
            <text:p>Olive</text:p>
          </table:table-cell>
          <table:table-cell office:value-type="float" office:value="32" calcext:value-type="float">
            <text:p>32</text:p>
          </table:table-cell>
          <table:table-cell office:value-type="date" office:date-value="2022-10-13" calcext:value-type="date">
            <text:p>2022-10-13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4334" calcext:value-type="float">
            <text:p>44334</text:p>
          </table:table-cell>
          <table:table-cell table:number-columns-repeated="100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094" calcext:value-type="float">
            <text:p>44094</text:p>
          </table:table-cell>
          <table:table-cell table:number-columns-repeated="100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Nordegg Borrow Pit East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agon Fly</text:p>
          </table:table-cell>
          <table:table-cell office:value-type="string" calcext:value-type="string">
            <text:p>Olive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3622" calcext:value-type="float">
            <text:p>43622</text:p>
          </table:table-cell>
          <table:table-cell table:number-columns-repeated="1009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Nordegg Borrow Pit East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azakawich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3622" calcext:value-type="float">
            <text:p>43622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Nordegg Borrow Pit East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 Boatman</text:p>
          </table:table-cell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622" calcext:value-type="float">
            <text:p>43622</text:p>
          </table:table-cell>
          <table:table-cell table:number-columns-repeated="100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Struble Lake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zakawich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29" calcext:value-type="date">
            <text:p>2022-06-29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3607" calcext:value-type="float">
            <text:p>43607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Twin Lakes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merger</text:p>
          </table:table-cell>
          <table:table-cell office:value-type="string" calcext:value-type="string">
            <text:p>Olive</text:p>
          </table:table-cell>
          <table:table-cell office:value-type="float" office:value="26" calcext:value-type="float">
            <text:p>26</text:p>
          </table:table-cell>
          <table:table-cell office:value-type="date" office:date-value="2022-06-28" calcext:value-type="date">
            <text:p>2022-06-28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3598" calcext:value-type="float">
            <text:p>43598</text:p>
          </table:table-cell>
          <table:table-cell table:number-columns-repeated="100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533" calcext:value-type="float">
            <text:p>43533</text:p>
          </table:table-cell>
          <table:table-cell table:number-columns-repeated="1009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izzly Damsel</text:p>
          </table:table-cell>
          <table:table-cell office:value-type="string" calcext:value-type="string">
            <text:p>Olive</text:p>
          </table:table-cell>
          <table:table-cell office:value-type="float" office:value="0" calcext:value-type="float">
            <text:p>0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3503" calcext:value-type="float">
            <text:p>43503</text:p>
          </table:table-cell>
          <table:table-cell table:number-columns-repeated="1009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Boyle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nce Ny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2-06-11" calcext:value-type="date">
            <text:p>2022-06-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3459" calcext:value-type="float">
            <text:p>43459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easant Tai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date" office:date-value="2022-06-10" calcext:value-type="date">
            <text:p>2022-06-10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3448" calcext:value-type="float">
            <text:p>43448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easant Tai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date" office:date-value="2022-06-10" calcext:value-type="date">
            <text:p>2022-06-10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3448" calcext:value-type="float">
            <text:p>43448</text:p>
          </table:table-cell>
          <table:table-cell table:number-columns-repeated="100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ld Ribbed Hare's E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2-06-09" calcext:value-type="date">
            <text:p>2022-06-0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442" calcext:value-type="float">
            <text:p>43442</text:p>
          </table:table-cell>
          <table:table-cell table:number-columns-repeated="1009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nce Ny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22-06-07" calcext:value-type="date">
            <text:p>2022-06-07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3423" calcext:value-type="float">
            <text:p>43423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quit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date" office:date-value="2022-06-05" calcext:value-type="date">
            <text:p>2022-06-05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3392" calcext:value-type="float">
            <text:p>43392</text:p>
          </table:table-cell>
          <table:table-cell office:value-type="string" calcext:value-type="string">
            <text:p>fish picture</text:p>
          </table:table-cell>
          <table:table-cell table:number-columns-repeated="100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ld Ribbed Hare's Ear</text:p>
          </table:table-cell>
          <table:table-cell office:value-type="string" calcext:value-type="string">
            <text:p>Red</text:p>
          </table:table-cell>
          <table:table-cell office:value-type="float" office:value="18" calcext:value-type="float">
            <text:p>18</text:p>
          </table:table-cell>
          <table:table-cell office:value-type="date" office:date-value="2022-06-05" calcext:value-type="date">
            <text:p>2022-06-05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392" calcext:value-type="float">
            <text:p>43392</text:p>
          </table:table-cell>
          <table:table-cell table:number-columns-repeated="1009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 Ribbed Hare's Ear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22-06-23" calcext:value-type="date">
            <text:p>2022-06-23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376" calcext:value-type="float">
            <text:p>43376</text:p>
          </table:table-cell>
          <table:table-cell table:number-columns-repeated="1009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s Parachut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6-25" calcext:value-type="date">
            <text:p>2022-06-2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353" calcext:value-type="float">
            <text:p>43353</text:p>
          </table:table-cell>
          <table:table-cell table:number-columns-repeated="100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DC Spinner</text:p>
          </table:table-cell>
          <table:table-cell office:value-type="string" calcext:value-type="string">
            <text:p>Olive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5-28" calcext:value-type="date">
            <text:p>2022-05-2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3298" calcext:value-type="float">
            <text:p>43298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hartreuse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5-28" calcext:value-type="date">
            <text:p>2022-05-2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298" calcext:value-type="float">
            <text:p>43298</text:p>
          </table:table-cell>
          <table:table-cell office:value-type="string" calcext:value-type="string">
            <text:p>lake picture</text:p>
          </table:table-cell>
          <table:table-cell table:number-columns-repeated="100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5-28" calcext:value-type="date">
            <text:p>2022-05-2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298" calcext:value-type="float">
            <text:p>43298</text:p>
          </table:table-cell>
          <table:table-cell table:number-columns-repeated="100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Chartreuse</text:p>
          </table:table-cell>
          <table:table-cell office:value-type="float" office:value="0" calcext:value-type="float">
            <text:p>0</text:p>
          </table:table-cell>
          <table:table-cell office:value-type="date" office:date-value="2022-05-25" calcext:value-type="date">
            <text:p>2022-05-25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264" calcext:value-type="float">
            <text:p>43264</text:p>
          </table:table-cell>
          <table:table-cell table:number-columns-repeated="100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date" office:date-value="2022-05-23" calcext:value-type="date">
            <text:p>2022-05-2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247" calcext:value-type="float">
            <text:p>43247</text:p>
          </table:table-cell>
          <table:table-cell table:number-columns-repeated="100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date" office:date-value="2022-05-23" calcext:value-type="date">
            <text:p>2022-05-2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247" calcext:value-type="float">
            <text:p>43247</text:p>
          </table:table-cell>
          <table:table-cell office:value-type="string" calcext:value-type="string">
            <text:p>lake picture</text:p>
          </table:table-cell>
          <table:table-cell table:number-columns-repeated="100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cro Leach</text:p>
          </table:table-cell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date" office:date-value="2022-05-23" calcext:value-type="date">
            <text:p>2022-05-2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3247" calcext:value-type="float">
            <text:p>43247</text:p>
          </table:table-cell>
          <table:table-cell table:number-columns-repeated="100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ronomid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date" office:date-value="2022-05-17" calcext:value-type="date">
            <text:p>2022-05-17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180" calcext:value-type="float">
            <text:p>43180</text:p>
          </table:table-cell>
          <table:table-cell office:value-type="string" calcext:value-type="string">
            <text:p>lake picture</text:p>
          </table:table-cell>
          <table:table-cell table:number-columns-repeated="100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ronomid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date" office:date-value="2022-05-17" calcext:value-type="date">
            <text:p>2022-05-17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180" calcext:value-type="float">
            <text:p>43180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Cardiff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hartreuse</text:p>
          </table:table-cell>
          <table:table-cell office:value-type="float" office:value="11" calcext:value-type="float">
            <text:p>11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169" calcext:value-type="float">
            <text:p>43169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date" office:date-value="2022-05-13" calcext:value-type="date">
            <text:p>2022-05-1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145" calcext:value-type="float">
            <text:p>43145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date" office:date-value="2022-05-09" calcext:value-type="date">
            <text:p>2022-05-0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116" calcext:value-type="float">
            <text:p>43116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date" office:date-value="2022-05-04" calcext:value-type="date">
            <text:p>2022-05-04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056" calcext:value-type="float">
            <text:p>43056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date" office:date-value="2022-05-04" calcext:value-type="date">
            <text:p>2022-05-04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056" calcext:value-type="float">
            <text:p>43056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052" calcext:value-type="float">
            <text:p>43052</text:p>
          </table:table-cell>
          <table:table-cell table:number-columns-repeated="100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ronomid</text:p>
          </table:table-cell>
          <table:table-cell office:value-type="string" calcext:value-type="string">
            <text:p>Brown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052" calcext:value-type="float">
            <text:p>43052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inbow Trout</text:p>
          </table:table-cell>
          <table:table-cell office:value-type="string" calcext:value-type="string">
            <text:p>Hermitage Park Pond, AB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ronomid</text:p>
          </table:table-cell>
          <table:table-cell office:value-type="string" calcext:value-type="string">
            <text:p>Brown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052" calcext:value-type="float">
            <text:p>43052</text:p>
          </table:table-cell>
          <table:table-cell table:number-columns-repeated="100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_save_temp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3" table:default-cell-style-name="ce72"/>
        <table:table-column table:style-name="co4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11" table:number-columns-repeated="1010" table:default-cell-style-name="Default"/>
        <table:table-row table:style-name="ro3">
          <table:table-cell table:style-name="ce63" office:value-type="string" calcext:value-type="string">
            <text:p>log</text:p>
          </table:table-cell>
          <table:table-cell table:style-name="ce63" office:value-type="string" calcext:value-type="string">
            <text:p>#</text:p>
          </table:table-cell>
          <table:table-cell table:style-name="ce63" office:value-type="string" calcext:value-type="string">
            <text:p>Fish species</text:p>
          </table:table-cell>
          <table:table-cell table:style-name="ce63" office:value-type="string" calcext:value-type="string">
            <text:p>Fishing spot name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month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Pattern name</text:p>
          </table:table-cell>
          <table:table-cell table:style-name="ce63" office:value-type="string" calcext:value-type="string">
            <text:p>Pattern color</text:p>
          </table:table-cell>
          <table:table-cell table:style-name="ce63" office:value-type="string" calcext:value-type="string">
            <text:p>temp</text:p>
          </table:table-cell>
          <table:table-cell table:style-name="ce71" office:value-type="string" calcext:value-type="string">
            <text:p>Date</text:p>
          </table:table-cell>
          <table:table-cell table:style-name="ce63" office:value-type="string" calcext:value-type="string">
            <text:p>Lake#</text:p>
          </table:table-cell>
          <table:table-cell table:style-name="ce63" office:value-type="string" calcext:value-type="string">
            <text:p>Flys#</text:p>
          </table:table-cell>
          <table:table-cell table:style-name="ce63" office:value-type="string" calcext:value-type="string">
            <text:p>fish#</text:p>
          </table:table-cell>
          <table:table-cell table:style-name="ce63" office:value-type="string" calcext:value-type="string">
            <text:p>swami</text:p>
          </table:table-cell>
          <table:table-cell table:style-name="ce63" table:number-columns-repeated="1009"/>
        </table:table-row>
        <table:table-row table:style-name="ro3">
          <table:table-cell table:number-columns-repeated="9"/>
          <table:table-cell office:value-type="float" office:value="37" calcext:value-type="float">
            <text:p>37</text:p>
          </table:table-cell>
          <table:table-cell office:value-type="date" office:date-value="2022-10-30" calcext:value-type="date">
            <text:p>Sun, Oct 30, 2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4438" calcext:value-type="float">
            <text:p>44438</text:p>
          </table:table-cell>
          <table:table-cell table:number-columns-repeated="1009"/>
        </table:table-row>
        <table:table-row table:style-name="ro3">
          <table:table-cell table:number-columns-repeated="9"/>
          <table:table-cell office:value-type="float" office:value="13" calcext:value-type="float">
            <text:p>13</text:p>
          </table:table-cell>
          <table:table-cell office:value-type="date" office:date-value="2022-05-20" calcext:value-type="date">
            <text:p>Fri, May 20, 2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43209" calcext:value-type="float">
            <text:p>43209</text:p>
          </table:table-cell>
          <table:table-cell table:number-columns-repeated="1009"/>
        </table:table-row>
        <table:table-row table:style-name="ro3">
          <table:table-cell table:number-columns-repeated="9"/>
          <table:table-cell office:value-type="float" office:value="6" calcext:value-type="float">
            <text:p>6</text:p>
          </table:table-cell>
          <table:table-cell office:value-type="date" office:date-value="2022-04-30" calcext:value-type="date">
            <text:p>Sat, Apr 30, 2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3012" calcext:value-type="float">
            <text:p>43012</text:p>
          </table:table-cell>
          <table:table-cell table:number-columns-repeated="100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1" table:number-columns-repeated="3" table:default-cell-style-name="Default"/>
        <table:table-column table:style-name="co11" table:default-cell-style-name="ce70"/>
        <table:table-column table:style-name="co11" table:number-columns-repeated="4" table:default-cell-style-name="Default"/>
        <table:table-row table:style-name="ro3">
          <table:table-cell table:style-name="ce63" office:value-type="string" calcext:value-type="string">
            <text:p>#</text:p>
          </table:table-cell>
          <table:table-cell table:style-name="ce63" office:value-type="string" calcext:value-type="string">
            <text:p>Pattern color</text:p>
          </table:table-cell>
          <table:table-cell table:style-name="ce63" office:value-type="string" calcext:value-type="string">
            <text:p>temp</text:p>
          </table:table-cell>
          <table:table-cell table:style-name="ce69" office:value-type="string" calcext:value-type="string">
            <text:p>Date</text:p>
          </table:table-cell>
          <table:table-cell table:style-name="ce63" office:value-type="string" calcext:value-type="string">
            <text:p>Lake#</text:p>
          </table:table-cell>
          <table:table-cell table:style-name="ce63" office:value-type="string" calcext:value-type="string">
            <text:p>Flys#</text:p>
          </table:table-cell>
          <table:table-cell table:style-name="ce63" office:value-type="string" calcext:value-type="string">
            <text:p>fish#</text:p>
          </table:table-cell>
          <table:table-cell table:style-name="ce63" office:value-type="string" calcext:value-type="string">
            <text:p>swami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live</text:p>
          </table:table-cell>
          <table:table-cell office:value-type="float" office:value="38" calcext:value-type="float">
            <text:p>38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434" calcext:value-type="float">
            <text:p>444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float" office:value="34" calcext:value-type="float">
            <text:p>34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4355" calcext:value-type="float">
            <text:p>443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float" office:value="34" calcext:value-type="float">
            <text:p>34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355" calcext:value-type="float">
            <text:p>4435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live</text:p>
          </table:table-cell>
          <table:table-cell office:value-type="float" office:value="32" calcext:value-type="float">
            <text:p>32</text:p>
          </table:table-cell>
          <table:table-cell office:value-type="date" office:date-value="2022-10-13" calcext:value-type="date">
            <text:p>2022-10-13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4334" calcext:value-type="float">
            <text:p>443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live</text:p>
          </table:table-cell>
          <table:table-cell office:value-type="float" office:value="32" calcext:value-type="float">
            <text:p>32</text:p>
          </table:table-cell>
          <table:table-cell office:value-type="date" office:date-value="2022-10-13" calcext:value-type="date">
            <text:p>2022-10-13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4334" calcext:value-type="float">
            <text:p>443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live</text:p>
          </table:table-cell>
          <table:table-cell office:value-type="float" office:value="26" calcext:value-type="float">
            <text:p>26</text:p>
          </table:table-cell>
          <table:table-cell office:value-type="date" office:date-value="2022-06-28" calcext:value-type="date">
            <text:p>2022-06-28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3598" calcext:value-type="float">
            <text:p>435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533" calcext:value-type="float">
            <text:p>435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date" office:date-value="2022-06-05" calcext:value-type="date">
            <text:p>2022-06-05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3392" calcext:value-type="float">
            <text:p>433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float" office:value="18" calcext:value-type="float">
            <text:p>18</text:p>
          </table:table-cell>
          <table:table-cell office:value-type="date" office:date-value="2022-06-05" calcext:value-type="date">
            <text:p>2022-06-05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392" calcext:value-type="float">
            <text:p>4339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date" office:date-value="2022-06-10" calcext:value-type="date">
            <text:p>2022-06-10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3448" calcext:value-type="float">
            <text:p>4344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date" office:date-value="2022-06-10" calcext:value-type="date">
            <text:p>2022-06-10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3448" calcext:value-type="float">
            <text:p>434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22-06-25" calcext:value-type="date">
            <text:p>2022-06-2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353" calcext:value-type="float">
            <text:p>433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live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5-28" calcext:value-type="date">
            <text:p>2022-05-2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3298" calcext:value-type="float">
            <text:p>432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hartreuse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5-28" calcext:value-type="date">
            <text:p>2022-05-2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298" calcext:value-type="float">
            <text:p>4329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float" office:value="14" calcext:value-type="float">
            <text:p>14</text:p>
          </table:table-cell>
          <table:table-cell office:value-type="date" office:date-value="2022-05-28" calcext:value-type="date">
            <text:p>2022-05-2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298" calcext:value-type="float">
            <text:p>432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date" office:date-value="2022-05-17" calcext:value-type="date">
            <text:p>2022-05-17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180" calcext:value-type="float">
            <text:p>4318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date" office:date-value="2022-05-17" calcext:value-type="date">
            <text:p>2022-05-17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180" calcext:value-type="float">
            <text:p>4318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hartreuse</text:p>
          </table:table-cell>
          <table:table-cell office:value-type="float" office:value="11" calcext:value-type="float">
            <text:p>11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169" calcext:value-type="float">
            <text:p>4316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2-05-04" calcext:value-type="date">
            <text:p>2022-05-04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056" calcext:value-type="float">
            <text:p>4305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22-05-04" calcext:value-type="date">
            <text:p>2022-05-04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3056" calcext:value-type="float">
            <text:p>4305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22-05-13" calcext:value-type="date">
            <text:p>2022-05-1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145" calcext:value-type="float">
            <text:p>4314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22-05-09" calcext:value-type="date">
            <text:p>2022-05-0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116" calcext:value-type="float">
            <text:p>4311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052" calcext:value-type="float">
            <text:p>4305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rown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052" calcext:value-type="float">
            <text:p>4305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rown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052" calcext:value-type="float">
            <text:p>430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4395" calcext:value-type="float">
            <text:p>443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4094" calcext:value-type="float">
            <text:p>4409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live</text:p>
          </table:table-cell>
          <table:table-cell office:value-type="float" office:value="1" calcext:value-type="float">
            <text:p>1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3622" calcext:value-type="float">
            <text:p>4362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3622" calcext:value-type="float">
            <text:p>4362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date" office:date-value="2022-06-30" calcext:value-type="date">
            <text:p>2022-06-3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622" calcext:value-type="float">
            <text:p>4362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date" office:date-value="2022-06-29" calcext:value-type="date">
            <text:p>2022-06-29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3607" calcext:value-type="float">
            <text:p>436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live</text:p>
          </table:table-cell>
          <table:table-cell office:value-type="float" office:value="1" calcext:value-type="float">
            <text:p>1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3503" calcext:value-type="float">
            <text:p>4350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6-11" calcext:value-type="date">
            <text:p>2022-06-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3459" calcext:value-type="float">
            <text:p>4345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6-09" calcext:value-type="date">
            <text:p>2022-06-0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442" calcext:value-type="float">
            <text:p>4344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6-07" calcext:value-type="date">
            <text:p>2022-06-07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3423" calcext:value-type="float">
            <text:p>434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6-23" calcext:value-type="date">
            <text:p>2022-06-23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376" calcext:value-type="float">
            <text:p>4337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artreuse</text:p>
          </table:table-cell>
          <table:table-cell office:value-type="float" office:value="1" calcext:value-type="float">
            <text:p>1</text:p>
          </table:table-cell>
          <table:table-cell office:value-type="date" office:date-value="2022-05-25" calcext:value-type="date">
            <text:p>2022-05-25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264" calcext:value-type="float">
            <text:p>432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date" office:date-value="2022-05-23" calcext:value-type="date">
            <text:p>2022-05-2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247" calcext:value-type="float">
            <text:p>432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date" office:date-value="2022-05-23" calcext:value-type="date">
            <text:p>2022-05-2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3247" calcext:value-type="float">
            <text:p>432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date" office:date-value="2022-05-23" calcext:value-type="date">
            <text:p>2022-05-2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3247" calcext:value-type="float">
            <text:p>43247</text:p>
          </table:table-cell>
        </table:table-row>
      </table:table>
      <table:named-expressions/>
      <table:database-ranges>
        <table:database-range table:name="__Anonymous_Sheet_DB__0" table:target-range-address="Sheet1.B1:Sheet1.M65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csv.A1:csv.AMJ1048576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lakes.A1:lakes.B1048576">
          <table:sort>
            <table:sort-by table:field-number="0" table:data-type="automatic"/>
          </table:sort>
        </table:database-range>
        <table:database-range table:name="__Anonymous_Sheet_DB__3" table:target-range-address="fly.A1:fly.AMJ1048576">
          <table:sort>
            <table:sort-by table:field-number="0" table:data-type="automatic"/>
          </table:sort>
        </table:database-range>
        <table:database-range table:name="__Anonymous_Sheet_DB__6" table:target-range-address="to_save.A1:to_save.P38">
          <table:sort>
            <table:sort-by table:field-number="14" table:order="descending" table:data-type="automatic"/>
          </table:sort>
        </table:database-range>
        <table:database-range table:name="__Anonymous_Sheet_DB__7" table:target-range-address="to_save_temp.A1:to_save_temp.N23">
          <table:sort>
            <table:sort-by table:field-number="10" table:order="descending" table:data-type="automatic"/>
          </table:sort>
        </table:database-range>
        <table:database-range table:name="__Anonymous_Sheet_DB__8" table:target-range-address="Sheet9.A1:Sheet9.H4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Gurnett</meta:initial-creator>
    <meta:creation-date>2022-11-22T14:41:00.528674750</meta:creation-date>
    <dc:date>2022-12-28T23:23:49.199235016</dc:date>
    <meta:editing-duration>P1DT1H2M55S</meta:editing-duration>
    <meta:editing-cycles>10</meta:editing-cycles>
    <meta:generator>LibreOffice/7.3.7.2$Linux_X86_64 LibreOffice_project/30$Build-2</meta:generator>
    <meta:document-statistic meta:table-count="9" meta:cell-count="2836" meta:object-count="0"/>
    <meta:user-defined meta:name="date">YYYY-12-DDT20:26:36.205</meta:user-defined>
  </office:meta>
</office:document-meta>
</file>